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cba9b" officeooo:paragraph-rsid="000cba9b" style:font-size-asian="19.25pt" style:font-size-complex="22pt"/>
    </style:style>
    <style:style style:name="P2" style:family="paragraph" style:parent-style-name="Standard">
      <style:text-properties officeooo:rsid="00120961" officeooo:paragraph-rsid="00120961"/>
    </style:style>
    <style:style style:name="P3" style:family="paragraph" style:parent-style-name="Preformatted_20_Text">
      <style:text-properties fo:color="#729fcf" fo:font-weight="bold"/>
    </style:style>
    <style:style style:name="P4" style:family="paragraph" style:parent-style-name="Preformatted_20_Text">
      <style:text-properties fo:color="#8ae234" fo:font-weight="bold"/>
    </style:style>
    <style:style style:name="P5" style:family="paragraph" style:parent-style-name="Preformatted_20_Text">
      <style:text-properties fo:color="#ef2929" fo:font-weight="bold"/>
    </style:style>
    <style:style style:name="P6" style:family="paragraph" style:parent-style-name="Preformatted_20_Text">
      <style:text-properties fo:font-size="22pt" officeooo:rsid="000cba9b" officeooo:paragraph-rsid="000cba9b" style:font-size-asian="19.25pt" style:font-size-complex="22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ef2929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select @@version;</text:span></text:p>
      <text:p text:style-name="Standard">vagrant@ubuntu-xenial:~/software/my-sql$ tar -xvf mysql-connector-java-5.1.48.tar.gz</text:p>
      <text:p text:style-name="Standard"/>
      <text:p text:style-name="Standard"/>
      <text:p text:style-name="P2">databsa</text:p>
      <text:p text:style-name="P1">https://curiousviral.com/could-not-find-driver-with-class-name/</text:p>
      <text:p text:style-name="P1"/>
      <text:p text:style-name="P1"/>
      <text:p text:style-name="P6">Last login: Sun Nov <text:s/>3 07:00:48 2019 from 10.0.2.2</text:p>
      <text:p text:style-name="Preformatted_20_Text"><text:span text:style-name="T1">vagrant@ubuntu-xenial</text:span>:<text:span text:style-name="T2">~</text:span>$ sudo apt-get install mysql-server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additional packages will be installed:</text:p>
      <text:p text:style-name="Preformatted_20_Text"><text:s text:c="2"/>libaio1 libcgi-fast-perl libcgi-pm-perl libencode-locale-perl</text:p>
      <text:p text:style-name="Preformatted_20_Text"><text:s text:c="2"/>libevent-core-2.0-5 libfcgi-perl libhtml-parser-perl libhtml-tagset-perl</text:p>
      <text:p text:style-name="Preformatted_20_Text"><text:s text:c="2"/>libhtml-template-perl libhttp-date-perl libhttp-message-perl libio-html-perl</text:p>
      <text:p text:style-name="Preformatted_20_Text"><text:s text:c="2"/>liblwp-mediatypes-perl libtimedate-perl liburi-perl mysql-client-5.7</text:p>
      <text:p text:style-name="Preformatted_20_Text"><text:s text:c="2"/>mysql-client-core-5.7 mysql-common mysql-server-5.7 mysql-server-core-5.7</text:p>
      <text:p text:style-name="Preformatted_20_Text">Suggested packages:</text:p>
      <text:p text:style-name="Preformatted_20_Text"><text:s text:c="2"/>libdata-dump-perl libipc-sharedcache-perl libwww-perl mailx tinyca</text:p>
      <text:p text:style-name="Preformatted_20_Text">The following NEW packages will be installed:</text:p>
      <text:p text:style-name="Preformatted_20_Text"><text:s text:c="2"/>libaio1 libcgi-fast-perl libcgi-pm-perl libencode-locale-perl</text:p>
      <text:p text:style-name="Preformatted_20_Text"><text:s text:c="2"/>libevent-core-2.0-5 libfcgi-perl libhtml-parser-perl libhtml-tagset-perl</text:p>
      <text:p text:style-name="Preformatted_20_Text"><text:s text:c="2"/>libhtml-template-perl libhttp-date-perl libhttp-message-perl libio-html-perl</text:p>
      <text:p text:style-name="Preformatted_20_Text"><text:s text:c="2"/>liblwp-mediatypes-perl libtimedate-perl liburi-perl mysql-client-5.7</text:p>
      <text:p text:style-name="Preformatted_20_Text"><text:s text:c="2"/>mysql-client-core-5.7 mysql-common mysql-server mysql-server-5.7</text:p>
      <text:p text:style-name="Preformatted_20_Text"><text:s text:c="2"/>mysql-server-core-5.7</text:p>
      <text:p text:style-name="Preformatted_20_Text">0 upgraded, 21 newly installed, 0 to remove and 0 not upgraded.</text:p>
      <text:p text:style-name="Preformatted_20_Text">Need to get 19.4 MB of archives.</text:p>
      <text:p text:style-name="Preformatted_20_Text">After this operation, 163 MB of additional disk space will be used.</text:p>
      <text:p text:style-name="Preformatted_20_Text">Do you want to continue? [Y/n] y</text:p>
      <text:p text:style-name="Preformatted_20_Text">Get:1 http://archive.ubuntu.com/ubuntu xenial-updates/main amd64 mysql-common all 5.7.27-0ubuntu0.16.04.1 [14.7 kB]</text:p>
      <text:p text:style-name="Preformatted_20_Text">Get:2 http://archive.ubuntu.com/ubuntu xenial/main amd64 libaio1 amd64 0.3.110-2 [6,356 B]</text:p>
      <text:p text:style-name="Preformatted_20_Text">Get:3 http://archive.ubuntu.com/ubuntu xenial-updates/main amd64 mysql-client-core-5.7 amd64 5.7.27-0ubuntu0.16.04.1 [6,383 kB]</text:p>
      <text:p text:style-name="Preformatted_20_Text">Get:4 http://archive.ubuntu.com/ubuntu xenial-updates/main amd64 mysql-client-5.7 amd64 5.7.27-0ubuntu0.16.04.1 [1,815 kB]</text:p>
      <text:p text:style-name="Preformatted_20_Text">Get:5 http://archive.ubuntu.com/ubuntu xenial-updates/main amd64 mysql-server-core-5.7 amd64 5.7.27-0ubuntu0.16.04.1 [7,663 kB]</text:p>
      <text:p text:style-name="Preformatted_20_Text">Get:6 http://archive.ubuntu.com/ubuntu xenial-updates/main amd64 libevent-core-2.0-5 amd64 2.0.21-stable-2ubuntu0.16.04.1 [70.6 kB]</text:p>
      <text:p text:style-name="Preformatted_20_Text">Get:7 http://archive.ubuntu.com/ubuntu xenial-updates/main amd64 mysql-server-5.7 amd64 5.7.27-0ubuntu0.16.04.1 [2,754 kB]</text:p>
      <text:p text:style-name="Preformatted_20_Text">Get:8 http://archive.ubuntu.com/ubuntu xenial/main amd64 libhtml-tagset-perl all 3.20-2 [13.5 kB]</text:p>
      <text:p text:style-name="Preformatted_20_Text">Get:9 http://archive.ubuntu.com/ubuntu xenial/main amd64 liburi-perl all 1.71-1 [76.9 kB]</text:p>
      <text:p text:style-name="Preformatted_20_Text">Get:10 http://archive.ubuntu.com/ubuntu xenial/main amd64 libhtml-parser-perl amd64 3.72-1 [86.1 kB]</text:p>
      <text:p text:style-name="Preformatted_20_Text"><text:soft-page-break/>Get:11 http://archive.ubuntu.com/ubuntu xenial/main amd64 libcgi-pm-perl all 4.26-1 [185 kB]</text:p>
      <text:p text:style-name="Preformatted_20_Text">Get:12 http://archive.ubuntu.com/ubuntu xenial/main amd64 libfcgi-perl amd64 0.77-1build1 [32.3 kB]</text:p>
      <text:p text:style-name="Preformatted_20_Text">Get:13 http://archive.ubuntu.com/ubuntu xenial/main amd64 libcgi-fast-perl all 1:2.10-1 [10.2 kB]</text:p>
      <text:p text:style-name="Preformatted_20_Text">Get:14 http://archive.ubuntu.com/ubuntu xenial/main amd64 libencode-locale-perl all 1.05-1 [12.3 kB]</text:p>
      <text:p text:style-name="Preformatted_20_Text">Get:15 http://archive.ubuntu.com/ubuntu xenial/main amd64 libhtml-template-perl all 2.95-2 [60.4 kB]</text:p>
      <text:p text:style-name="Preformatted_20_Text">Get:16 http://archive.ubuntu.com/ubuntu xenial/main amd64 libtimedate-perl all 2.3000-2 [37.5 kB]</text:p>
      <text:p text:style-name="Preformatted_20_Text">Get:17 http://archive.ubuntu.com/ubuntu xenial/main amd64 libhttp-date-perl all 6.02-1 [10.4 kB]</text:p>
      <text:p text:style-name="Preformatted_20_Text">Get:18 http://archive.ubuntu.com/ubuntu xenial/main amd64 libio-html-perl all 1.001-1 [14.9 kB]</text:p>
      <text:p text:style-name="Preformatted_20_Text">Get:19 http://archive.ubuntu.com/ubuntu xenial/main amd64 liblwp-mediatypes-perl all 6.02-1 [21.7 kB]</text:p>
      <text:p text:style-name="Preformatted_20_Text">Get:20 http://archive.ubuntu.com/ubuntu xenial/main amd64 libhttp-message-perl all 6.11-1 [74.3 kB]</text:p>
      <text:p text:style-name="Preformatted_20_Text">Get:21 http://archive.ubuntu.com/ubuntu xenial-updates/main amd64 mysql-server all 5.7.27-0ubuntu0.16.04.1 [10.2 kB]</text:p>
      <text:p text:style-name="Preformatted_20_Text">Fetched 19.4 MB in 26s (738 kB/s) <text:s text:c="45"/></text:p>
      <text:p text:style-name="Preformatted_20_Text">Preconfiguring packages ...</text:p>
      <text:p text:style-name="Preformatted_20_Text">Selecting previously unselected package mysql-common.</text:p>
      <text:p text:style-name="Preformatted_20_Text">(Reading database ... 54393 files and directories currently installed.)</text:p>
      <text:p text:style-name="Preformatted_20_Text">Preparing to unpack .../mysql-common_5.7.27-0ubuntu0.16.04.1_all.deb ...</text:p>
      <text:p text:style-name="Preformatted_20_Text">Unpacking mysql-common (5.7.27-0ubuntu0.16.04.1) ...</text:p>
      <text:p text:style-name="Preformatted_20_Text">Selecting previously unselected package libaio1:amd64.</text:p>
      <text:p text:style-name="Preformatted_20_Text">Preparing to unpack .../libaio1_0.3.110-2_amd64.deb ...</text:p>
      <text:p text:style-name="Preformatted_20_Text">Unpacking libaio1:amd64 (0.3.110-2) ...</text:p>
      <text:p text:style-name="Preformatted_20_Text">Selecting previously unselected package mysql-client-core-5.7.</text:p>
      <text:p text:style-name="Preformatted_20_Text">Preparing to unpack .../mysql-client-core-5.7_5.7.27-0ubuntu0.16.04.1_amd64.deb ...</text:p>
      <text:p text:style-name="Preformatted_20_Text">Unpacking mysql-client-core-5.7 (5.7.27-0ubuntu0.16.04.1) ...</text:p>
      <text:p text:style-name="Preformatted_20_Text">Selecting previously unselected package mysql-client-5.7.</text:p>
      <text:p text:style-name="Preformatted_20_Text">Preparing to unpack .../mysql-client-5.7_5.7.27-0ubuntu0.16.04.1_amd64.deb ...</text:p>
      <text:p text:style-name="Preformatted_20_Text">Unpacking mysql-client-5.7 (5.7.27-0ubuntu0.16.04.1) ...</text:p>
      <text:p text:style-name="Preformatted_20_Text">Selecting previously unselected package mysql-server-core-5.7.</text:p>
      <text:p text:style-name="Preformatted_20_Text">Preparing to unpack .../mysql-server-core-5.7_5.7.27-0ubuntu0.16.04.1_amd64.deb ...</text:p>
      <text:p text:style-name="Preformatted_20_Text">Unpacking mysql-server-core-5.7 (5.7.27-0ubuntu0.16.04.1) ...</text:p>
      <text:p text:style-name="Preformatted_20_Text">Selecting previously unselected package libevent-core-2.0-5:amd64.</text:p>
      <text:p text:style-name="Preformatted_20_Text">Preparing to unpack .../libevent-core-2.0-5_2.0.21-stable-2ubuntu0.16.04.1_amd64.deb ...</text:p>
      <text:p text:style-name="Preformatted_20_Text">Unpacking libevent-core-2.0-5:amd64 (2.0.21-stable-2ubuntu0.16.04.1) ...</text:p>
      <text:p text:style-name="Preformatted_20_Text">Processing triggers for libc-bin (2.23-0ubuntu11) ...</text:p>
      <text:p text:style-name="Preformatted_20_Text">Processing triggers for man-db (2.7.5-1) ...</text:p>
      <text:p text:style-name="Preformatted_20_Text">Setting up mysql-common (5.7.27-0ubuntu0.16.04.1) ...</text:p>
      <text:p text:style-name="Preformatted_20_Text">update-alternatives: using /etc/mysql/my.cnf.fallback to provide /etc/mysql/my.cnf (my.cnf) in auto mode</text:p>
      <text:p text:style-name="Preformatted_20_Text">Selecting previously unselected package mysql-server-5.7.</text:p>
      <text:p text:style-name="Preformatted_20_Text">(Reading database ... 54561 files and directories currently installed.)</text:p>
      <text:p text:style-name="Preformatted_20_Text">Preparing to unpack .../mysql-server-5.7_5.7.27-0ubuntu0.16.04.1_amd64.deb ...</text:p>
      <text:p text:style-name="Preformatted_20_Text">Unpacking mysql-server-5.7 (5.7.27-0ubuntu0.16.04.1) ...</text:p>
      <text:p text:style-name="Preformatted_20_Text">Selecting previously unselected package libhtml-tagset-perl.</text:p>
      <text:p text:style-name="Preformatted_20_Text">Preparing to unpack .../libhtml-tagset-perl_3.20-2_all.deb ...</text:p>
      <text:p text:style-name="Preformatted_20_Text">Unpacking libhtml-tagset-perl (3.20-2) ...</text:p>
      <text:p text:style-name="Preformatted_20_Text">Selecting previously unselected package liburi-perl.</text:p>
      <text:p text:style-name="Preformatted_20_Text">Preparing to unpack .../liburi-perl_1.71-1_all.deb ...</text:p>
      <text:p text:style-name="Preformatted_20_Text">Unpacking liburi-perl (1.71-1) ...</text:p>
      <text:p text:style-name="Preformatted_20_Text">Selecting previously unselected package libhtml-parser-perl.</text:p>
      <text:p text:style-name="Preformatted_20_Text">Preparing to unpack .../libhtml-parser-perl_3.72-1_amd64.deb ...</text:p>
      <text:p text:style-name="Preformatted_20_Text">Unpacking libhtml-parser-perl (3.72-1) ...</text:p>
      <text:p text:style-name="Preformatted_20_Text"><text:soft-page-break/>Selecting previously unselected package libcgi-pm-perl.</text:p>
      <text:p text:style-name="Preformatted_20_Text">Preparing to unpack .../libcgi-pm-perl_4.26-1_all.deb ...</text:p>
      <text:p text:style-name="Preformatted_20_Text">Unpacking libcgi-pm-perl (4.26-1) ...</text:p>
      <text:p text:style-name="Preformatted_20_Text">Selecting previously unselected package libfcgi-perl.</text:p>
      <text:p text:style-name="Preformatted_20_Text">Preparing to unpack .../libfcgi-perl_0.77-1build1_amd64.deb ...</text:p>
      <text:p text:style-name="Preformatted_20_Text">Unpacking libfcgi-perl (0.77-1build1) ...</text:p>
      <text:p text:style-name="Preformatted_20_Text">Selecting previously unselected package libcgi-fast-perl.</text:p>
      <text:p text:style-name="Preformatted_20_Text">Preparing to unpack .../libcgi-fast-perl_1%3a2.10-1_all.deb ...</text:p>
      <text:p text:style-name="Preformatted_20_Text">Unpacking libcgi-fast-perl (1:2.10-1) ...</text:p>
      <text:p text:style-name="Preformatted_20_Text">Selecting previously unselected package libencode-locale-perl.</text:p>
      <text:p text:style-name="Preformatted_20_Text">Preparing to unpack .../libencode-locale-perl_1.05-1_all.deb ...</text:p>
      <text:p text:style-name="Preformatted_20_Text">Unpacking libencode-locale-perl (1.05-1) ...</text:p>
      <text:p text:style-name="Preformatted_20_Text">Selecting previously unselected package libhtml-template-perl.</text:p>
      <text:p text:style-name="Preformatted_20_Text">Preparing to unpack .../libhtml-template-perl_2.95-2_all.deb ...</text:p>
      <text:p text:style-name="Preformatted_20_Text">Unpacking libhtml-template-perl (2.95-2) ...</text:p>
      <text:p text:style-name="Preformatted_20_Text">Selecting previously unselected package libtimedate-perl.</text:p>
      <text:p text:style-name="Preformatted_20_Text">Preparing to unpack .../libtimedate-perl_2.3000-2_all.deb ...</text:p>
      <text:p text:style-name="Preformatted_20_Text">Unpacking libtimedate-perl (2.3000-2) ...</text:p>
      <text:p text:style-name="Preformatted_20_Text">Selecting previously unselected package libhttp-date-perl.</text:p>
      <text:p text:style-name="Preformatted_20_Text">Preparing to unpack .../libhttp-date-perl_6.02-1_all.deb ...</text:p>
      <text:p text:style-name="Preformatted_20_Text">Unpacking libhttp-date-perl (6.02-1) ...</text:p>
      <text:p text:style-name="Preformatted_20_Text">Selecting previously unselected package libio-html-perl.</text:p>
      <text:p text:style-name="Preformatted_20_Text">Preparing to unpack .../libio-html-perl_1.001-1_all.deb ...</text:p>
      <text:p text:style-name="Preformatted_20_Text">Unpacking libio-html-perl (1.001-1) ...</text:p>
      <text:p text:style-name="Preformatted_20_Text">Selecting previously unselected package liblwp-mediatypes-perl.</text:p>
      <text:p text:style-name="Preformatted_20_Text">Preparing to unpack .../liblwp-mediatypes-perl_6.02-1_all.deb ...</text:p>
      <text:p text:style-name="Preformatted_20_Text">Unpacking liblwp-mediatypes-perl (6.02-1) ...</text:p>
      <text:p text:style-name="Preformatted_20_Text">Selecting previously unselected package libhttp-message-perl.</text:p>
      <text:p text:style-name="Preformatted_20_Text">Preparing to unpack .../libhttp-message-perl_6.11-1_all.deb ...</text:p>
      <text:p text:style-name="Preformatted_20_Text">Unpacking libhttp-message-perl (6.11-1) ...</text:p>
      <text:p text:style-name="Preformatted_20_Text">Selecting previously unselected package mysql-server.</text:p>
      <text:p text:style-name="Preformatted_20_Text">Preparing to unpack .../mysql-server_5.7.27-0ubuntu0.16.04.1_all.deb ...</text:p>
      <text:p text:style-name="Preformatted_20_Text">Unpacking mysql-server (5.7.27-0ubuntu0.16.04.1) ...</text:p>
      <text:p text:style-name="Preformatted_20_Text">Processing triggers for ureadahead (0.100.0-19.1) ...</text:p>
      <text:p text:style-name="Preformatted_20_Text">Processing triggers for systemd (229-4ubuntu21.22) ...</text:p>
      <text:p text:style-name="Preformatted_20_Text">Processing triggers for man-db (2.7.5-1) ...</text:p>
      <text:p text:style-name="Preformatted_20_Text">Setting up libaio1:amd64 (0.3.110-2) ...</text:p>
      <text:p text:style-name="Preformatted_20_Text">Setting up mysql-client-core-5.7 (5.7.27-0ubuntu0.16.04.1) ...</text:p>
      <text:p text:style-name="Preformatted_20_Text">Setting up mysql-client-5.7 (5.7.27-0ubuntu0.16.04.1) ...</text:p>
      <text:p text:style-name="Preformatted_20_Text">Setting up mysql-server-core-5.7 (5.7.27-0ubuntu0.16.04.1) ...</text:p>
      <text:p text:style-name="Preformatted_20_Text">Setting up libevent-core-2.0-5:amd64 (2.0.21-stable-2ubuntu0.16.04.1) ...</text:p>
      <text:p text:style-name="Preformatted_20_Text">Setting up mysql-server-5.7 (5.7.27-0ubuntu0.16.04.1) ...</text:p>
      <text:p text:style-name="Preformatted_20_Text">update-alternatives: using /etc/mysql/mysql.cnf to provide /etc/mysql/my.cnf (my.cnf) in auto mode</text:p>
      <text:p text:style-name="Preformatted_20_Text">Renaming removed key_buffer and myisam-recover options (if present)</text:p>
      <text:p text:style-name="Preformatted_20_Text">insserv: warning: script &amp;apos;K01jira&amp;apos; missing LSB tags and overrides</text:p>
      <text:p text:style-name="Preformatted_20_Text">insserv: warning: script &amp;apos;jira&amp;apos; missing LSB tags and overrides</text:p>
      <text:p text:style-name="Preformatted_20_Text">Setting up libhtml-tagset-perl (3.20-2) ...</text:p>
      <text:p text:style-name="Preformatted_20_Text">Setting up liburi-perl (1.71-1) ...</text:p>
      <text:p text:style-name="Preformatted_20_Text">Setting up libhtml-parser-perl (3.72-1) ...</text:p>
      <text:p text:style-name="Preformatted_20_Text">Setting up libcgi-pm-perl (4.26-1) ...</text:p>
      <text:p text:style-name="Preformatted_20_Text">Setting up libfcgi-perl (0.77-1build1) ...</text:p>
      <text:p text:style-name="Preformatted_20_Text">Setting up libcgi-fast-perl (1:2.10-1) ...</text:p>
      <text:p text:style-name="Preformatted_20_Text">Setting up libencode-locale-perl (1.05-1) ...</text:p>
      <text:p text:style-name="Preformatted_20_Text">Setting up libhtml-template-perl (2.95-2) ...</text:p>
      <text:p text:style-name="Preformatted_20_Text">Setting up libtimedate-perl (2.3000-2) ...</text:p>
      <text:p text:style-name="Preformatted_20_Text">Setting up libhttp-date-perl (6.02-1) ...</text:p>
      <text:p text:style-name="Preformatted_20_Text">Setting up libio-html-perl (1.001-1) ...</text:p>
      <text:p text:style-name="Preformatted_20_Text">Setting up liblwp-mediatypes-perl (6.02-1) ...</text:p>
      <text:p text:style-name="Preformatted_20_Text">Setting up libhttp-message-perl (6.11-1) ...</text:p>
      <text:p text:style-name="Preformatted_20_Text">Setting up mysql-server (5.7.27-0ubuntu0.16.04.1) ...</text:p>
      <text:p text:style-name="Preformatted_20_Text">Processing triggers for libc-bin (2.23-0ubuntu11) ...</text:p>
      <text:p text:style-name="Preformatted_20_Text">Processing triggers for ureadahead (0.100.0-19.1) ...</text:p>
      <text:p text:style-name="Preformatted_20_Text">Processing triggers for systemd (229-4ubuntu21.22) ...</text:p>
      <text:p text:style-name="Preformatted_20_Text"><text:soft-page-break/><text:span text:style-name="T1">vagrant@ubuntu-xenial</text:span>:<text:span text:style-name="T2">~</text:span>$ mysql -u root -p</text:p>
      <text:p text:style-name="Preformatted_20_Text">Enter password: </text:p>
      <text:p text:style-name="Preformatted_20_Text">Welcome to the MySQL monitor. <text:s/>Commands end with ; or \g.</text:p>
      <text:p text:style-name="Preformatted_20_Text">Your MySQL connection id is 4</text:p>
      <text:p text:style-name="Preformatted_20_Text">Server version: 5.7.27-0ubuntu0.16.04.1 (Ubuntu)</text:p>
      <text:p text:style-name="Preformatted_20_Text"/>
      <text:p text:style-name="Preformatted_20_Text">Copyright (c) 2000, 2019, Oracle and/or its affiliates. All rights reserved.</text:p>
      <text:p text:style-name="Preformatted_20_Text"/>
      <text:p text:style-name="Preformatted_20_Text">Oracle is a registered trademark of Oracle Corporation and/or its</text:p>
      <text:p text:style-name="Preformatted_20_Text">affiliates. Other names may be trademarks of their respective</text:p>
      <text:p text:style-name="Preformatted_20_Text">owners.</text:p>
      <text:p text:style-name="Preformatted_20_Text"/>
      <text:p text:style-name="Preformatted_20_Text">Type &amp;apos;help;&amp;apos; or &amp;apos;\h&amp;apos; for help. Type &amp;apos;\c&amp;apos; to clear the current input statement.</text:p>
      <text:p text:style-name="Preformatted_20_Text"/>
      <text:p text:style-name="Preformatted_20_Text">mysql&gt; show databases;</text:p>
      <text:p text:style-name="Preformatted_20_Text">+--------------------+</text:p>
      <text:p text:style-name="Preformatted_20_Text">| Database <text:s text:c="10"/>|</text:p>
      <text:p text:style-name="Preformatted_20_Text">+--------------------+</text:p>
      <text:p text:style-name="Preformatted_20_Text">| information_schema |</text:p>
      <text:p text:style-name="Preformatted_20_Text">| mysql <text:s text:c="13"/>|</text:p>
      <text:p text:style-name="Preformatted_20_Text">| performance_schema |</text:p>
      <text:p text:style-name="Preformatted_20_Text">| sys <text:s text:c="15"/>|</text:p>
      <text:p text:style-name="Preformatted_20_Text">+--------------------+</text:p>
      <text:p text:style-name="Preformatted_20_Text">4 rows in set (0.04 sec)</text:p>
      <text:p text:style-name="Preformatted_20_Text"/>
      <text:p text:style-name="Preformatted_20_Text">mysql&gt; mysql -V</text:p>
      <text:p text:style-name="Preformatted_20_Text"><text:s text:c="4"/>-&gt; ^C</text:p>
      <text:p text:style-name="Preformatted_20_Text"/>
      <text:p text:style-name="Preformatted_20_Text">^C</text:p>
      <text:p text:style-name="Preformatted_20_Text">mysql&gt; SHOW VARIABLES LIKE ‘%version%’;</text:p>
      <text:p text:style-name="Preformatted_20_Text">ERROR 1064 (42000): You have an error in your SQL syntax; check the manual that corresponds to your MySQL server version for the right syntax to use near &amp;apos;‘%version%’&amp;apos; at line 1</text:p>
      <text:p text:style-name="Preformatted_20_Text">mysql&gt; mysql --version</text:p>
      <text:p text:style-name="Preformatted_20_Text"><text:s text:c="4"/>-&gt; </text:p>
      <text:p text:style-name="Preformatted_20_Text"/>
      <text:p text:style-name="Preformatted_20_Text">^C</text:p>
      <text:p text:style-name="Preformatted_20_Text">mysql&gt; mysqld --version</text:p>
      <text:p text:style-name="Preformatted_20_Text"><text:s text:c="4"/>-&gt; </text:p>
      <text:p text:style-name="Preformatted_20_Text"/>
      <text:p text:style-name="Preformatted_20_Text">^C</text:p>
      <text:p text:style-name="Preformatted_20_Text">mysql&gt; mysqld --help</text:p>
      <text:p text:style-name="Preformatted_20_Text"><text:s text:c="4"/>-&gt; </text:p>
      <text:p text:style-name="Preformatted_20_Text"><text:s text:c="4"/>-&gt; </text:p>
      <text:p text:style-name="Preformatted_20_Text"><text:s text:c="4"/>-&gt; </text:p>
      <text:p text:style-name="Preformatted_20_Text"/>
      <text:p text:style-name="Preformatted_20_Text">^C</text:p>
      <text:p text:style-name="Preformatted_20_Text">mysql&gt; select @@version;</text:p>
      <text:p text:style-name="Preformatted_20_Text">+-------------------------+</text:p>
      <text:p text:style-name="Preformatted_20_Text">| @@version <text:s text:c="14"/>|</text:p>
      <text:p text:style-name="Preformatted_20_Text">+-------------------------+</text:p>
      <text:p text:style-name="Preformatted_20_Text">| 5.7.27-0ubuntu0.16.04.1 |</text:p>
      <text:p text:style-name="Preformatted_20_Text">+-------------------------+</text:p>
      <text:p text:style-name="Preformatted_20_Text">1 row in set (0.00 sec)</text:p>
      <text:p text:style-name="Preformatted_20_Text"/>
      <text:p text:style-name="Preformatted_20_Text">mysql&gt; CREATE DATABASE jiradb CHARACTER SET utf8mb4 COLLATE utf8mb4_bin;</text:p>
      <text:p text:style-name="Preformatted_20_Text">Query OK, 1 row affected (0.00 sec)</text:p>
      <text:p text:style-name="Preformatted_20_Text"/>
      <text:p text:style-name="Preformatted_20_Text">mysql&gt; show databases;</text:p>
      <text:p text:style-name="Preformatted_20_Text">+--------------------+</text:p>
      <text:p text:style-name="Preformatted_20_Text">| Database <text:s text:c="10"/>|</text:p>
      <text:p text:style-name="Preformatted_20_Text">+--------------------+</text:p>
      <text:p text:style-name="Preformatted_20_Text">| information_schema |</text:p>
      <text:p text:style-name="Preformatted_20_Text"><text:soft-page-break/>| jiradb <text:s text:c="12"/>|</text:p>
      <text:p text:style-name="Preformatted_20_Text">| mysql <text:s text:c="13"/>|</text:p>
      <text:p text:style-name="Preformatted_20_Text">| performance_schema |</text:p>
      <text:p text:style-name="Preformatted_20_Text">| sys <text:s text:c="15"/>|</text:p>
      <text:p text:style-name="Preformatted_20_Text">+--------------------+</text:p>
      <text:p text:style-name="Preformatted_20_Text">5 rows in set (0.00 sec)</text:p>
      <text:p text:style-name="Preformatted_20_Text"/>
      <text:p text:style-name="Preformatted_20_Text">mysql&gt; ls</text:p>
      <text:p text:style-name="Preformatted_20_Text"><text:s text:c="4"/>-&gt; exit</text:p>
      <text:p text:style-name="Preformatted_20_Text"><text:s text:c="4"/>-&gt; </text:p>
      <text:p text:style-name="Preformatted_20_Text"/>
      <text:p text:style-name="Preformatted_20_Text">^C</text:p>
      <text:p text:style-name="Preformatted_20_Text">mysql&gt; exit</text:p>
      <text:p text:style-name="Preformatted_20_Text">Bye</text:p>
      <text:p text:style-name="Preformatted_20_Text"><text:span text:style-name="T1">vagrant@ubuntu-xenial</text:span>:<text:span text:style-name="T2">~</text:span>$ ls</text:p>
      <text:p text:style-name="P3">software</text:p>
      <text:p text:style-name="Preformatted_20_Text"><text:span text:style-name="T1">vagrant@ubuntu-xenial</text:span>:<text:span text:style-name="T2">~</text:span>$ ls</text:p>
      <text:p text:style-name="P3">software</text:p>
      <text:p text:style-name="Preformatted_20_Text"><text:span text:style-name="T1">vagrant@ubuntu-xenial</text:span>:<text:span text:style-name="T2">~</text:span>$ cd software</text:p>
      <text:p text:style-name="Preformatted_20_Text"><text:span text:style-name="T1">vagrant@ubuntu-xenial</text:span>:<text:span text:style-name="T2">~/software</text:span>$ ls</text:p>
      <text:p text:style-name="P4">atlassian-jira-software-8.5.0-x64.bin</text:p>
      <text:p text:style-name="Preformatted_20_Text"><text:span text:style-name="T1">vagrant@ubuntu-xenial</text:span>:<text:span text:style-name="T2">~/software</text:span>$ mkdir my-sql</text:p>
      <text:p text:style-name="Preformatted_20_Text"><text:span text:style-name="T1">vagrant@ubuntu-xenial</text:span>:<text:span text:style-name="T2">~/software</text:span>$ ls</text:p>
      <text:p text:style-name="Preformatted_20_Text"><text:span text:style-name="T1">atlassian-jira-software-8.5.0-x64.bin</text:span> <text:s/><text:span text:style-name="T2">my-sql</text:span></text:p>
      <text:p text:style-name="Preformatted_20_Text"><text:span text:style-name="T1">vagrant@ubuntu-xenial</text:span>:<text:span text:style-name="T2">~/software</text:span>$ my-sql</text:p>
      <text:p text:style-name="Preformatted_20_Text">No command &amp;apos;my-sql&amp;apos; found, did you mean:</text:p>
      <text:p text:style-name="Preformatted_20_Text"><text:s/>Command &amp;apos;mysql&amp;apos; from package &amp;apos;mariadb-client-core-10.0&amp;apos; (universe)</text:p>
      <text:p text:style-name="Preformatted_20_Text"><text:s/>Command &amp;apos;mysql&amp;apos; from package &amp;apos;mysql-client-core-5.7&amp;apos; (main)</text:p>
      <text:p text:style-name="Preformatted_20_Text">my-sql: command not found</text:p>
      <text:p text:style-name="Preformatted_20_Text"><text:span text:style-name="T1">vagrant@ubuntu-xenial</text:span>:<text:span text:style-name="T2">~/software</text:span>$ cd my-sql</text:p>
      <text:p text:style-name="Preformatted_20_Text"><text:span text:style-name="T1">vagrant@ubuntu-xenial</text:span>:<text:span text:style-name="T2">~/software/my-sql</text:span>$ wget https://dev.mysql.com/get/Downloads/Connector-J/mysql-connector-java-5.1.48.tar.gz</text:p>
      <text:p text:style-name="Preformatted_20_Text">--2019-11-03 11:06:21-- <text:s/>https://dev.mysql.com/get/Downloads/Connector-J/mysql-connector-java-5.1.48.tar.gz</text:p>
      <text:p text:style-name="Preformatted_20_Text">Resolving dev.mysql.com (dev.mysql.com)... 137.254.60.11</text:p>
      <text:p text:style-name="Preformatted_20_Text">Connecting to dev.mysql.com (dev.mysql.com)|137.254.60.11|:443... connected.</text:p>
      <text:p text:style-name="Preformatted_20_Text">HTTP request sent, awaiting response... 302 Found</text:p>
      <text:p text:style-name="Preformatted_20_Text">Location: https://cdn.mysql.com//Downloads/Connector-J/mysql-connector-java-5.1.48.tar.gz [following]</text:p>
      <text:p text:style-name="Preformatted_20_Text">--2019-11-03 11:06:23-- <text:s/>https://cdn.mysql.com//Downloads/Connector-J/mysql-connector-java-5.1.48.tar.gz</text:p>
      <text:p text:style-name="Preformatted_20_Text">Resolving cdn.mysql.com (cdn.mysql.com)... 106.51.145.84</text:p>
      <text:p text:style-name="Preformatted_20_Text">Connecting to cdn.mysql.com (cdn.mysql.com)|106.51.145.84|:443... connected.</text:p>
      <text:p text:style-name="Preformatted_20_Text">HTTP request sent, awaiting response... 200 OK</text:p>
      <text:p text:style-name="Preformatted_20_Text">Length: 4456335 (4.2M) [application/x-tar-gz]</text:p>
      <text:p text:style-name="Preformatted_20_Text">Saving to: ‘mysql-connector-java-5.1.48.tar.gz’</text:p>
      <text:p text:style-name="Preformatted_20_Text"/>
      <text:p text:style-name="Preformatted_20_Text">mysql-connector-jav 100%[===================&gt;] <text:s text:c="2"/>4.25M <text:s/>2.17MB/s <text:s text:c="3"/>in 2.0s <text:s text:c="3"/></text:p>
      <text:p text:style-name="Preformatted_20_Text"/>
      <text:p text:style-name="Preformatted_20_Text">2019-11-03 11:06:25 (2.17 MB/s) - ‘mysql-connector-java-5.1.48.tar.gz’ saved [4456335/4456335]</text:p>
      <text:p text:style-name="Preformatted_20_Text"/>
      <text:p text:style-name="Preformatted_20_Text"><text:span text:style-name="T1">vagrant@ubuntu-xenial</text:span>:<text:span text:style-name="T2">~/software/my-sql</text:span>$ ls</text:p>
      <text:p text:style-name="P5">mysql-connector-java-5.1.48.tar.gz</text:p>
      <text:p text:style-name="Preformatted_20_Text"><text:span text:style-name="T1">vagrant@ubuntu-xenial</text:span>:<text:span text:style-name="T2">~/software/my-sql</text:span>$ tar -xvf mysql-connector-java-5.1.48.tar.gz</text:p>
      <text:p text:style-name="Preformatted_20_Text">mysql-connector-java-5.1.48/</text:p>
      <text:p text:style-name="Preformatted_20_Text">mysql-connector-java-5.1.48/src/</text:p>
      <text:p text:style-name="Preformatted_20_Text">mysql-connector-java-5.1.48/src/com/</text:p>
      <text:p text:style-name="Preformatted_20_Text">mysql-connector-java-5.1.48/src/com/mysql/</text:p>
      <text:p text:style-name="Preformatted_20_Text">mysql-connector-java-5.1.48/src/com/mysql/fabric/</text:p>
      <text:p text:style-name="Preformatted_20_Text">mysql-connector-java-5.1.48/src/com/mysql/fabric/hibernate/</text:p>
      <text:p text:style-name="Preformatted_20_Text"><text:soft-page-break/>mysql-connector-java-5.1.48/src/com/mysql/fabric/jdbc/</text:p>
      <text:p text:style-name="Preformatted_20_Text">mysql-connector-java-5.1.48/src/com/mysql/fabric/proto/</text:p>
      <text:p text:style-name="Preformatted_20_Text">mysql-connector-java-5.1.48/src/com/mysql/fabric/proto/xmlrpc/</text:p>
      <text:p text:style-name="Preformatted_20_Text">mysql-connector-java-5.1.48/src/com/mysql/fabric/xmlrpc/</text:p>
      <text:p text:style-name="Preformatted_20_Text">mysql-connector-java-5.1.48/src/com/mysql/fabric/xmlrpc/base/</text:p>
      <text:p text:style-name="Preformatted_20_Text">mysql-connector-java-5.1.48/src/com/mysql/fabric/xmlrpc/exceptions/</text:p>
      <text:p text:style-name="Preformatted_20_Text">mysql-connector-java-5.1.48/src/com/mysql/jdbc/</text:p>
      <text:p text:style-name="Preformatted_20_Text">mysql-connector-java-5.1.48/src/com/mysql/jdbc/authentication/</text:p>
      <text:p text:style-name="Preformatted_20_Text">mysql-connector-java-5.1.48/src/com/mysql/jdbc/configs/</text:p>
      <text:p text:style-name="Preformatted_20_Text">mysql-connector-java-5.1.48/src/com/mysql/jdbc/exceptions/</text:p>
      <text:p text:style-name="Preformatted_20_Text">mysql-connector-java-5.1.48/src/com/mysql/jdbc/exceptions/jdbc4/</text:p>
      <text:p text:style-name="Preformatted_20_Text">mysql-connector-java-5.1.48/src/com/mysql/jdbc/integration/</text:p>
      <text:p text:style-name="Preformatted_20_Text">mysql-connector-java-5.1.48/src/com/mysql/jdbc/integration/c3p0/</text:p>
      <text:p text:style-name="Preformatted_20_Text">mysql-connector-java-5.1.48/src/com/mysql/jdbc/integration/jboss/</text:p>
      <text:p text:style-name="Preformatted_20_Text">mysql-connector-java-5.1.48/src/com/mysql/jdbc/interceptors/</text:p>
      <text:p text:style-name="Preformatted_20_Text">mysql-connector-java-5.1.48/src/com/mysql/jdbc/jdbc2/</text:p>
      <text:p text:style-name="Preformatted_20_Text">mysql-connector-java-5.1.48/src/com/mysql/jdbc/jdbc2/optional/</text:p>
      <text:p text:style-name="Preformatted_20_Text">mysql-connector-java-5.1.48/src/com/mysql/jdbc/jmx/</text:p>
      <text:p text:style-name="Preformatted_20_Text">mysql-connector-java-5.1.48/src/com/mysql/jdbc/log/</text:p>
      <text:p text:style-name="Preformatted_20_Text">mysql-connector-java-5.1.48/src/com/mysql/jdbc/profiler/</text:p>
      <text:p text:style-name="Preformatted_20_Text">mysql-connector-java-5.1.48/src/com/mysql/jdbc/util/</text:p>
      <text:p text:style-name="Preformatted_20_Text">mysql-connector-java-5.1.48/src/demo/</text:p>
      <text:p text:style-name="Preformatted_20_Text">mysql-connector-java-5.1.48/src/demo/fabric/</text:p>
      <text:p text:style-name="Preformatted_20_Text">mysql-connector-java-5.1.48/src/demo/fabric/resources/</text:p>
      <text:p text:style-name="Preformatted_20_Text">mysql-connector-java-5.1.48/src/demo/fabric/resources/com/</text:p>
      <text:p text:style-name="Preformatted_20_Text">mysql-connector-java-5.1.48/src/demo/fabric/resources/com/mysql/</text:p>
      <text:p text:style-name="Preformatted_20_Text">mysql-connector-java-5.1.48/src/demo/fabric/resources/com/mysql/fabric/</text:p>
      <text:p text:style-name="Preformatted_20_Text">mysql-connector-java-5.1.48/src/demo/fabric/resources/com/mysql/fabric/demo/</text:p>
      <text:p text:style-name="Preformatted_20_Text">mysql-connector-java-5.1.48/src/doc/</text:p>
      <text:p text:style-name="Preformatted_20_Text">mysql-connector-java-5.1.48/src/doc/sources/</text:p>
      <text:p text:style-name="Preformatted_20_Text">mysql-connector-java-5.1.48/src/lib/</text:p>
      <text:p text:style-name="Preformatted_20_Text">mysql-connector-java-5.1.48/src/org/</text:p>
      <text:p text:style-name="Preformatted_20_Text">mysql-connector-java-5.1.48/src/org/gjt/</text:p>
      <text:p text:style-name="Preformatted_20_Text">mysql-connector-java-5.1.48/src/org/gjt/mm/</text:p>
      <text:p text:style-name="Preformatted_20_Text">mysql-connector-java-5.1.48/src/org/gjt/mm/mysql/</text:p>
      <text:p text:style-name="Preformatted_20_Text">mysql-connector-java-5.1.48/src/testsuite/</text:p>
      <text:p text:style-name="Preformatted_20_Text">mysql-connector-java-5.1.48/src/testsuite/fabric/</text:p>
      <text:p text:style-name="Preformatted_20_Text">mysql-connector-java-5.1.48/src/testsuite/fabric/jdbc/</text:p>
      <text:p text:style-name="Preformatted_20_Text">mysql-connector-java-5.1.48/src/testsuite/perf/</text:p>
      <text:p text:style-name="Preformatted_20_Text">mysql-connector-java-5.1.48/src/testsuite/regression/</text:p>
      <text:p text:style-name="Preformatted_20_Text">mysql-connector-java-5.1.48/src/testsuite/regression/jdbc4/</text:p>
      <text:p text:style-name="Preformatted_20_Text">mysql-connector-java-5.1.48/src/testsuite/regression/jdbc42/</text:p>
      <text:p text:style-name="Preformatted_20_Text">mysql-connector-java-5.1.48/src/testsuite/simple/</text:p>
      <text:p text:style-name="Preformatted_20_Text">mysql-connector-java-5.1.48/src/testsuite/simple/jdbc4/</text:p>
      <text:p text:style-name="Preformatted_20_Text">mysql-connector-java-5.1.48/src/testsuite/simple/jdbc42/</text:p>
      <text:p text:style-name="Preformatted_20_Text">mysql-connector-java-5.1.48/src/testsuite/ssl-test-certs/</text:p>
      <text:p text:style-name="Preformatted_20_Text">mysql-connector-java-5.1.48/CHANGES</text:p>
      <text:p text:style-name="Preformatted_20_Text">mysql-connector-java-5.1.48/COPYING</text:p>
      <text:p text:style-name="Preformatted_20_Text">mysql-connector-java-5.1.48/README</text:p>
      <text:p text:style-name="Preformatted_20_Text">mysql-connector-java-5.1.48/README.txt</text:p>
      <text:p text:style-name="Preformatted_20_Text">mysql-connector-java-5.1.48/build.xml</text:p>
      <text:p text:style-name="Preformatted_20_Text">mysql-connector-java-5.1.48/mysql-connector-java-5.1.48-bin.jar</text:p>
      <text:p text:style-name="Preformatted_20_Text">mysql-connector-java-5.1.48/mysql-connector-java-5.1.48.jar</text:p>
      <text:p text:style-name="Preformatted_20_Text">mysql-connector-java-5.1.48/src/com/mysql/fabric/FabricCommunicationException.java</text:p>
      <text:p text:style-name="Preformatted_20_Text">mysql-connector-java-5.1.48/src/com/mysql/fabric/FabricConnection.java</text:p>
      <text:p text:style-name="Preformatted_20_Text">mysql-connector-java-5.1.48/src/com/mysql/fabric/FabricStateResponse.java</text:p>
      <text:p text:style-name="Preformatted_20_Text">mysql-connector-java-5.1.48/src/com/mysql/fabric/HashShardMapping.java</text:p>
      <text:p text:style-name="Preformatted_20_Text">mysql-connector-java-5.1.48/src/com/mysql/fabric/RangeShardMapping.java</text:p>
      <text:p text:style-name="Preformatted_20_Text">mysql-connector-java-5.1.48/src/com/mysql/fabric/Response.java</text:p>
      <text:p text:style-name="Preformatted_20_Text">mysql-connector-java-5.1.48/src/com/mysql/fabric/Server.java</text:p>
      <text:p text:style-name="Preformatted_20_Text">mysql-connector-java-5.1.48/src/com/mysql/fabric/ServerGroup.java</text:p>
      <text:p text:style-name="Preformatted_20_Text">mysql-connector-java-5.1.48/src/com/mysql/fabric/ServerMode.java</text:p>
      <text:p text:style-name="Preformatted_20_Text">mysql-connector-java-5.1.48/src/com/mysql/fabric/ServerRole.java</text:p>
      <text:p text:style-name="Preformatted_20_Text"><text:soft-page-break/>mysql-connector-java-5.1.48/src/com/mysql/fabric/ShardIndex.java</text:p>
      <text:p text:style-name="Preformatted_20_Text">mysql-connector-java-5.1.48/src/com/mysql/fabric/ShardMapping.java</text:p>
      <text:p text:style-name="Preformatted_20_Text">mysql-connector-java-5.1.48/src/com/mysql/fabric/ShardMappingFactory.java</text:p>
      <text:p text:style-name="Preformatted_20_Text">mysql-connector-java-5.1.48/src/com/mysql/fabric/ShardTable.java</text:p>
      <text:p text:style-name="Preformatted_20_Text">mysql-connector-java-5.1.48/src/com/mysql/fabric/ShardingType.java</text:p>
      <text:p text:style-name="Preformatted_20_Text">mysql-connector-java-5.1.48/src/com/mysql/fabric/hibernate/FabricMultiTenantConnectionProvider.java</text:p>
      <text:p text:style-name="Preformatted_20_Text">mysql-connector-java-5.1.48/src/com/mysql/fabric/jdbc/ErrorReportingExceptionInterceptor.java</text:p>
      <text:p text:style-name="Preformatted_20_Text">mysql-connector-java-5.1.48/src/com/mysql/fabric/jdbc/FabricMySQLConnection.java</text:p>
      <text:p text:style-name="Preformatted_20_Text">mysql-connector-java-5.1.48/src/com/mysql/fabric/jdbc/FabricMySQLConnectionProperties.java</text:p>
      <text:p text:style-name="Preformatted_20_Text">mysql-connector-java-5.1.48/src/com/mysql/fabric/jdbc/FabricMySQLConnectionProxy.java</text:p>
      <text:p text:style-name="Preformatted_20_Text">mysql-connector-java-5.1.48/src/com/mysql/fabric/jdbc/FabricMySQLDataSource.java</text:p>
      <text:p text:style-name="Preformatted_20_Text">mysql-connector-java-5.1.48/src/com/mysql/fabric/jdbc/FabricMySQLDriver.java</text:p>
      <text:p text:style-name="Preformatted_20_Text">mysql-connector-java-5.1.48/src/com/mysql/fabric/jdbc/JDBC4FabricMySQLConnection.java</text:p>
      <text:p text:style-name="Preformatted_20_Text">mysql-connector-java-5.1.48/src/com/mysql/fabric/jdbc/JDBC4FabricMySQLConnectionProxy.java</text:p>
      <text:p text:style-name="Preformatted_20_Text">mysql-connector-java-5.1.48/src/com/mysql/fabric/proto/xmlrpc/AuthenticatedXmlRpcMethodCaller.java</text:p>
      <text:p text:style-name="Preformatted_20_Text">mysql-connector-java-5.1.48/src/com/mysql/fabric/proto/xmlrpc/DigestAuthentication.java</text:p>
      <text:p text:style-name="Preformatted_20_Text">mysql-connector-java-5.1.48/src/com/mysql/fabric/proto/xmlrpc/InternalXmlRpcMethodCaller.java</text:p>
      <text:p text:style-name="Preformatted_20_Text">mysql-connector-java-5.1.48/src/com/mysql/fabric/proto/xmlrpc/ResultSetParser.java</text:p>
      <text:p text:style-name="Preformatted_20_Text">mysql-connector-java-5.1.48/src/com/mysql/fabric/proto/xmlrpc/XmlRpcClient.java</text:p>
      <text:p text:style-name="Preformatted_20_Text">mysql-connector-java-5.1.48/src/com/mysql/fabric/proto/xmlrpc/XmlRpcMethodCaller.java</text:p>
      <text:p text:style-name="Preformatted_20_Text">mysql-connector-java-5.1.48/src/com/mysql/fabric/xmlrpc/Client.java</text:p>
      <text:p text:style-name="Preformatted_20_Text">mysql-connector-java-5.1.48/src/com/mysql/fabric/xmlrpc/base/Array.java</text:p>
      <text:p text:style-name="Preformatted_20_Text">mysql-connector-java-5.1.48/src/com/mysql/fabric/xmlrpc/base/Data.java</text:p>
      <text:p text:style-name="Preformatted_20_Text">mysql-connector-java-5.1.48/src/com/mysql/fabric/xmlrpc/base/Fault.java</text:p>
      <text:p text:style-name="Preformatted_20_Text">mysql-connector-java-5.1.48/src/com/mysql/fabric/xmlrpc/base/Member.java</text:p>
      <text:p text:style-name="Preformatted_20_Text">mysql-connector-java-5.1.48/src/com/mysql/fabric/xmlrpc/base/MethodCall.java</text:p>
      <text:p text:style-name="Preformatted_20_Text">mysql-connector-java-5.1.48/src/com/mysql/fabric/xmlrpc/base/MethodResponse.java</text:p>
      <text:p text:style-name="Preformatted_20_Text">mysql-connector-java-5.1.48/src/com/mysql/fabric/xmlrpc/base/Param.java</text:p>
      <text:p text:style-name="Preformatted_20_Text">mysql-connector-java-5.1.48/src/com/mysql/fabric/xmlrpc/base/Params.java</text:p>
      <text:p text:style-name="Preformatted_20_Text">mysql-connector-java-5.1.48/src/com/mysql/fabric/xmlrpc/base/ResponseParser.java</text:p>
      <text:p text:style-name="Preformatted_20_Text">mysql-connector-java-5.1.48/src/com/mysql/fabric/xmlrpc/base/Struct.java</text:p>
      <text:p text:style-name="Preformatted_20_Text">mysql-connector-java-5.1.48/src/com/mysql/fabric/xmlrpc/base/Value.java</text:p>
      <text:p text:style-name="Preformatted_20_Text">mysql-connector-java-5.1.48/src/com/mysql/fabric/xmlrpc/exceptions/MySQLFabricException.java</text:p>
      <text:p text:style-name="Preformatted_20_Text">mysql-connector-java-5.1.48/src/com/mysql/jdbc/AbandonedConnectionCleanupThread.java</text:p>
      <text:p text:style-name="Preformatted_20_Text">mysql-connector-java-5.1.48/src/com/mysql/jdbc/AssertionFailedException.java</text:p>
      <text:p text:style-name="Preformatted_20_Text">mysql-connector-java-5.1.48/src/com/mysql/jdbc/AuthenticationPlugin.java</text:p>
      <text:p text:style-name="Preformatted_20_Text">mysql-connector-java-5.1.48/src/com/mysql/jdbc/BalanceStrategy.java</text:p>
      <text:p text:style-name="Preformatted_20_Text">mysql-connector-java-5.1.48/src/com/mysql/jdbc/BestResponseTimeBalanceStrategy.java</text:p>
      <text:p text:style-name="Preformatted_20_Text">mysql-connector-java-5.1.48/src/com/mysql/jdbc/Blob.java</text:p>
      <text:p text:style-name="Preformatted_20_Text">mysql-connector-java-5.1.48/src/com/mysql/jdbc/BlobFromLocator.java</text:p>
      <text:p text:style-name="Preformatted_20_Text">mysql-connector-java-5.1.48/src/com/mysql/jdbc/Buffer.java</text:p>
      <text:p text:style-name="Preformatted_20_Text">mysql-connector-java-5.1.48/src/com/mysql/jdbc/BufferRow.java</text:p>
      <text:p text:style-name="Preformatted_20_Text">mysql-connector-java-5.1.48/src/com/mysql/jdbc/ByteArrayRow.java</text:p>
      <text:p text:style-name="Preformatted_20_Text">mysql-connector-java-5.1.48/src/com/mysql/jdbc/CacheAdapter.java</text:p>
      <text:p text:style-name="Preformatted_20_Text">mysql-connector-java-5.1.48/src/com/mysql/jdbc/CacheAdapterFactory.java</text:p>
      <text:p text:style-name="Preformatted_20_Text">mysql-connector-java-5.1.48/src/com/mysql/jdbc/CachedResultSetMetaData.java</text:p>
      <text:p text:style-name="Preformatted_20_Text">mysql-connector-java-5.1.48/src/com/mysql/jdbc/CallableStatement.java</text:p>
      <text:p text:style-name="Preformatted_20_Text">mysql-connector-java-5.1.48/src/com/mysql/jdbc/CharsetMapping.java</text:p>
      <text:p text:style-name="Preformatted_20_Text">mysql-connector-java-5.1.48/src/com/mysql/jdbc/Charsets.properties</text:p>
      <text:p text:style-name="Preformatted_20_Text">mysql-connector-java-5.1.48/src/com/mysql/jdbc/Clob.java</text:p>
      <text:p text:style-name="Preformatted_20_Text"><text:soft-page-break/>mysql-connector-java-5.1.48/src/com/mysql/jdbc/CommunicationsException.java</text:p>
      <text:p text:style-name="Preformatted_20_Text">mysql-connector-java-5.1.48/src/com/mysql/jdbc/CompressedInputStream.java</text:p>
      <text:p text:style-name="Preformatted_20_Text">mysql-connector-java-5.1.48/src/com/mysql/jdbc/Connection.java</text:p>
      <text:p text:style-name="Preformatted_20_Text">mysql-connector-java-5.1.48/src/com/mysql/jdbc/ConnectionFeatureNotAvailableException.java</text:p>
      <text:p text:style-name="Preformatted_20_Text">mysql-connector-java-5.1.48/src/com/mysql/jdbc/ConnectionGroup.java</text:p>
      <text:p text:style-name="Preformatted_20_Text">mysql-connector-java-5.1.48/src/com/mysql/jdbc/ConnectionGroupManager.java</text:p>
      <text:p text:style-name="Preformatted_20_Text">mysql-connector-java-5.1.48/src/com/mysql/jdbc/ConnectionImpl.java</text:p>
      <text:p text:style-name="Preformatted_20_Text">mysql-connector-java-5.1.48/src/com/mysql/jdbc/ConnectionLifecycleInterceptor.java</text:p>
      <text:p text:style-name="Preformatted_20_Text">mysql-connector-java-5.1.48/src/com/mysql/jdbc/ConnectionProperties.java</text:p>
      <text:p text:style-name="Preformatted_20_Text">mysql-connector-java-5.1.48/src/com/mysql/jdbc/ConnectionPropertiesImpl.java</text:p>
      <text:p text:style-name="Preformatted_20_Text">mysql-connector-java-5.1.48/src/com/mysql/jdbc/ConnectionPropertiesTransform.java</text:p>
      <text:p text:style-name="Preformatted_20_Text">mysql-connector-java-5.1.48/src/com/mysql/jdbc/Constants.java</text:p>
      <text:p text:style-name="Preformatted_20_Text">mysql-connector-java-5.1.48/src/com/mysql/jdbc/DatabaseMetaData.java</text:p>
      <text:p text:style-name="Preformatted_20_Text">mysql-connector-java-5.1.48/src/com/mysql/jdbc/DatabaseMetaDataUsingInfoSchema.java</text:p>
      <text:p text:style-name="Preformatted_20_Text">mysql-connector-java-5.1.48/src/com/mysql/jdbc/DocsConnectionPropsHelper.java</text:p>
      <text:p text:style-name="Preformatted_20_Text">mysql-connector-java-5.1.48/src/com/mysql/jdbc/Driver.java</text:p>
      <text:p text:style-name="Preformatted_20_Text">mysql-connector-java-5.1.48/src/com/mysql/jdbc/EscapeProcessor.java</text:p>
      <text:p text:style-name="Preformatted_20_Text">mysql-connector-java-5.1.48/src/com/mysql/jdbc/EscapeProcessorResult.java</text:p>
      <text:p text:style-name="Preformatted_20_Text">mysql-connector-java-5.1.48/src/com/mysql/jdbc/EscapeTokenizer.java</text:p>
      <text:p text:style-name="Preformatted_20_Text">mysql-connector-java-5.1.48/src/com/mysql/jdbc/ExceptionInterceptor.java</text:p>
      <text:p text:style-name="Preformatted_20_Text">mysql-connector-java-5.1.48/src/com/mysql/jdbc/ExportControlled.java</text:p>
      <text:p text:style-name="Preformatted_20_Text">mysql-connector-java-5.1.48/src/com/mysql/jdbc/Extension.java</text:p>
      <text:p text:style-name="Preformatted_20_Text">mysql-connector-java-5.1.48/src/com/mysql/jdbc/FailoverConnectionProxy.java</text:p>
      <text:p text:style-name="Preformatted_20_Text">mysql-connector-java-5.1.48/src/com/mysql/jdbc/Field.java</text:p>
      <text:p text:style-name="Preformatted_20_Text">mysql-connector-java-5.1.48/src/com/mysql/jdbc/IterateBlock.java</text:p>
      <text:p text:style-name="Preformatted_20_Text">mysql-connector-java-5.1.48/src/com/mysql/jdbc/JDBC42CallableStatement.java</text:p>
      <text:p text:style-name="Preformatted_20_Text">mysql-connector-java-5.1.48/src/com/mysql/jdbc/JDBC42Helper.java</text:p>
      <text:p text:style-name="Preformatted_20_Text">mysql-connector-java-5.1.48/src/com/mysql/jdbc/JDBC42PreparedStatement.java</text:p>
      <text:p text:style-name="Preformatted_20_Text">mysql-connector-java-5.1.48/src/com/mysql/jdbc/JDBC42ResultSet.java</text:p>
      <text:p text:style-name="Preformatted_20_Text">mysql-connector-java-5.1.48/src/com/mysql/jdbc/JDBC42ServerPreparedStatement.java</text:p>
      <text:p text:style-name="Preformatted_20_Text">mysql-connector-java-5.1.48/src/com/mysql/jdbc/JDBC42UpdatableResultSet.java</text:p>
      <text:p text:style-name="Preformatted_20_Text">mysql-connector-java-5.1.48/src/com/mysql/jdbc/JDBC4CallableStatement.java</text:p>
      <text:p text:style-name="Preformatted_20_Text">mysql-connector-java-5.1.48/src/com/mysql/jdbc/JDBC4ClientInfoProvider.java</text:p>
      <text:p text:style-name="Preformatted_20_Text">mysql-connector-java-5.1.48/src/com/mysql/jdbc/JDBC4ClientInfoProviderSP.java</text:p>
      <text:p text:style-name="Preformatted_20_Text">mysql-connector-java-5.1.48/src/com/mysql/jdbc/JDBC4CommentClientInfoProvider.java</text:p>
      <text:p text:style-name="Preformatted_20_Text">mysql-connector-java-5.1.48/src/com/mysql/jdbc/JDBC4Connection.java</text:p>
      <text:p text:style-name="Preformatted_20_Text">mysql-connector-java-5.1.48/src/com/mysql/jdbc/JDBC4DatabaseMetaData.java</text:p>
      <text:p text:style-name="Preformatted_20_Text">mysql-connector-java-5.1.48/src/com/mysql/jdbc/JDBC4DatabaseMetaDataUsingInfoSchema.java</text:p>
      <text:p text:style-name="Preformatted_20_Text">mysql-connector-java-5.1.48/src/com/mysql/jdbc/JDBC4LoadBalancedMySQLConnection.java</text:p>
      <text:p text:style-name="Preformatted_20_Text">mysql-connector-java-5.1.48/src/com/mysql/jdbc/JDBC4MultiHostMySQLConnection.java</text:p>
      <text:p text:style-name="Preformatted_20_Text">mysql-connector-java-5.1.48/src/com/mysql/jdbc/JDBC4MySQLConnection.java</text:p>
      <text:p text:style-name="Preformatted_20_Text">mysql-connector-java-5.1.48/src/com/mysql/jdbc/JDBC4MysqlSQLXML.java</text:p>
      <text:p text:style-name="Preformatted_20_Text">mysql-connector-java-5.1.48/src/com/mysql/jdbc/JDBC4NClob.java</text:p>
      <text:p text:style-name="Preformatted_20_Text">mysql-connector-java-5.1.48/src/com/mysql/jdbc/JDBC4PreparedStatement.java</text:p>
      <text:p text:style-name="Preformatted_20_Text">mysql-connector-java-5.1.48/src/com/mysql/jdbc/JDBC4PreparedStatementHelper.java</text:p>
      <text:p text:style-name="Preformatted_20_Text">mysql-connector-java-5.1.48/src/com/mysql/jdbc/JDBC4ReplicationMySQLConnection.java</text:p>
      <text:p text:style-name="Preformatted_20_Text">mysql-connector-java-5.1.48/src/com/mysql/jdbc/JDBC4ResultSet.java</text:p>
      <text:p text:style-name="Preformatted_20_Text">mysql-connector-java-5.1.48/src/com/mysql/jdbc/JDBC4ServerPreparedStatement.java</text:p>
      <text:p text:style-name="Preformatted_20_Text">mysql-connector-java-5.1.48/src/com/mysql/jdbc/JDBC4UpdatableResultSet.java</text:p>
      <text:p text:style-name="Preformatted_20_Text">mysql-connector-java-5.1.48/src/com/mysql/jdbc/LicenseConfiguration.java</text:p>
      <text:p text:style-name="Preformatted_20_Text">mysql-connector-java-5.1.48/src/com/mysql/jdbc/LoadBalanceExceptionChecker.java</text:p>
      <text:p text:style-name="Preformatted_20_Text">mysql-connector-java-5.1.48/src/com/mysql/jdbc/LoadBalancedAutoCommitInterceptor.java</text:p>
      <text:p text:style-name="Preformatted_20_Text">mysql-connector-java-5.1.48/src/com/mysql/jdbc/LoadBalancedConnection.java</text:p>
      <text:p text:style-name="Preformatted_20_Text"><text:soft-page-break/>mysql-connector-java-5.1.48/src/com/mysql/jdbc/LoadBalancedConnectionProxy.java</text:p>
      <text:p text:style-name="Preformatted_20_Text">mysql-connector-java-5.1.48/src/com/mysql/jdbc/LoadBalancedMySQLConnection.java</text:p>
      <text:p text:style-name="Preformatted_20_Text">mysql-connector-java-5.1.48/src/com/mysql/jdbc/LocalizedErrorMessages.properties</text:p>
      <text:p text:style-name="Preformatted_20_Text">mysql-connector-java-5.1.48/src/com/mysql/jdbc/Messages.java</text:p>
      <text:p text:style-name="Preformatted_20_Text">mysql-connector-java-5.1.48/src/com/mysql/jdbc/MiniAdmin.java</text:p>
      <text:p text:style-name="Preformatted_20_Text">mysql-connector-java-5.1.48/src/com/mysql/jdbc/MultiHostConnectionProxy.java</text:p>
      <text:p text:style-name="Preformatted_20_Text">mysql-connector-java-5.1.48/src/com/mysql/jdbc/MultiHostMySQLConnection.java</text:p>
      <text:p text:style-name="Preformatted_20_Text">mysql-connector-java-5.1.48/src/com/mysql/jdbc/MySQLConnection.java</text:p>
      <text:p text:style-name="Preformatted_20_Text">mysql-connector-java-5.1.48/src/com/mysql/jdbc/MysqlDataTruncation.java</text:p>
      <text:p text:style-name="Preformatted_20_Text">mysql-connector-java-5.1.48/src/com/mysql/jdbc/MysqlDefs.java</text:p>
      <text:p text:style-name="Preformatted_20_Text">mysql-connector-java-5.1.48/src/com/mysql/jdbc/MysqlErrorNumbers.java</text:p>
      <text:p text:style-name="Preformatted_20_Text">mysql-connector-java-5.1.48/src/com/mysql/jdbc/MysqlIO.java</text:p>
      <text:p text:style-name="Preformatted_20_Text">mysql-connector-java-5.1.48/src/com/mysql/jdbc/MysqlParameterMetadata.java</text:p>
      <text:p text:style-name="Preformatted_20_Text">mysql-connector-java-5.1.48/src/com/mysql/jdbc/MysqlSavepoint.java</text:p>
      <text:p text:style-name="Preformatted_20_Text">mysql-connector-java-5.1.48/src/com/mysql/jdbc/NamedPipeSocketFactory.java</text:p>
      <text:p text:style-name="Preformatted_20_Text">mysql-connector-java-5.1.48/src/com/mysql/jdbc/NdbLoadBalanceExceptionChecker.java</text:p>
      <text:p text:style-name="Preformatted_20_Text">mysql-connector-java-5.1.48/src/com/mysql/jdbc/NetworkResources.java</text:p>
      <text:p text:style-name="Preformatted_20_Text">mysql-connector-java-5.1.48/src/com/mysql/jdbc/NoSubInterceptorWrapper.java</text:p>
      <text:p text:style-name="Preformatted_20_Text">mysql-connector-java-5.1.48/src/com/mysql/jdbc/NonRegisteringDriver.java</text:p>
      <text:p text:style-name="Preformatted_20_Text">mysql-connector-java-5.1.48/src/com/mysql/jdbc/NonRegisteringReplicationDriver.java</text:p>
      <text:p text:style-name="Preformatted_20_Text">mysql-connector-java-5.1.48/src/com/mysql/jdbc/NotImplemented.java</text:p>
      <text:p text:style-name="Preformatted_20_Text">mysql-connector-java-5.1.48/src/com/mysql/jdbc/NotUpdatable.java</text:p>
      <text:p text:style-name="Preformatted_20_Text">mysql-connector-java-5.1.48/src/com/mysql/jdbc/OperationNotSupportedException.java</text:p>
      <text:p text:style-name="Preformatted_20_Text">mysql-connector-java-5.1.48/src/com/mysql/jdbc/OutputStreamWatcher.java</text:p>
      <text:p text:style-name="Preformatted_20_Text">mysql-connector-java-5.1.48/src/com/mysql/jdbc/PacketTooBigException.java</text:p>
      <text:p text:style-name="Preformatted_20_Text">mysql-connector-java-5.1.48/src/com/mysql/jdbc/ParameterBindings.java</text:p>
      <text:p text:style-name="Preformatted_20_Text">mysql-connector-java-5.1.48/src/com/mysql/jdbc/PerConnectionLRUFactory.java</text:p>
      <text:p text:style-name="Preformatted_20_Text">mysql-connector-java-5.1.48/src/com/mysql/jdbc/PerVmServerConfigCacheFactory.java</text:p>
      <text:p text:style-name="Preformatted_20_Text">mysql-connector-java-5.1.48/src/com/mysql/jdbc/PingTarget.java</text:p>
      <text:p text:style-name="Preformatted_20_Text">mysql-connector-java-5.1.48/src/com/mysql/jdbc/PreparedStatement.java</text:p>
      <text:p text:style-name="Preformatted_20_Text">mysql-connector-java-5.1.48/src/com/mysql/jdbc/ProfilerEventHandlerFactory.java</text:p>
      <text:p text:style-name="Preformatted_20_Text">mysql-connector-java-5.1.48/src/com/mysql/jdbc/RandomBalanceStrategy.java</text:p>
      <text:p text:style-name="Preformatted_20_Text">mysql-connector-java-5.1.48/src/com/mysql/jdbc/ReflectiveStatementInterceptorAdapter.java</text:p>
      <text:p text:style-name="Preformatted_20_Text">mysql-connector-java-5.1.48/src/com/mysql/jdbc/ReplicationConnection.java</text:p>
      <text:p text:style-name="Preformatted_20_Text">mysql-connector-java-5.1.48/src/com/mysql/jdbc/ReplicationConnectionGroup.java</text:p>
      <text:p text:style-name="Preformatted_20_Text">mysql-connector-java-5.1.48/src/com/mysql/jdbc/ReplicationConnectionGroupManager.java</text:p>
      <text:p text:style-name="Preformatted_20_Text">mysql-connector-java-5.1.48/src/com/mysql/jdbc/ReplicationConnectionProxy.java</text:p>
      <text:p text:style-name="Preformatted_20_Text">mysql-connector-java-5.1.48/src/com/mysql/jdbc/ReplicationDriver.java</text:p>
      <text:p text:style-name="Preformatted_20_Text">mysql-connector-java-5.1.48/src/com/mysql/jdbc/ReplicationMySQLConnection.java</text:p>
      <text:p text:style-name="Preformatted_20_Text">mysql-connector-java-5.1.48/src/com/mysql/jdbc/ResultSetImpl.java</text:p>
      <text:p text:style-name="Preformatted_20_Text">mysql-connector-java-5.1.48/src/com/mysql/jdbc/ResultSetInternalMethods.java</text:p>
      <text:p text:style-name="Preformatted_20_Text">mysql-connector-java-5.1.48/src/com/mysql/jdbc/ResultSetMetaData.java</text:p>
      <text:p text:style-name="Preformatted_20_Text">mysql-connector-java-5.1.48/src/com/mysql/jdbc/ResultSetRow.java</text:p>
      <text:p text:style-name="Preformatted_20_Text">mysql-connector-java-5.1.48/src/com/mysql/jdbc/RowData.java</text:p>
      <text:p text:style-name="Preformatted_20_Text">mysql-connector-java-5.1.48/src/com/mysql/jdbc/RowDataCursor.java</text:p>
      <text:p text:style-name="Preformatted_20_Text">mysql-connector-java-5.1.48/src/com/mysql/jdbc/RowDataDynamic.java</text:p>
      <text:p text:style-name="Preformatted_20_Text">mysql-connector-java-5.1.48/src/com/mysql/jdbc/RowDataStatic.java</text:p>
      <text:p text:style-name="Preformatted_20_Text">mysql-connector-java-5.1.48/src/com/mysql/jdbc/SQLError.java</text:p>
      <text:p text:style-name="Preformatted_20_Text">mysql-connector-java-5.1.48/src/com/mysql/jdbc/Security.java</text:p>
      <text:p text:style-name="Preformatted_20_Text">mysql-connector-java-5.1.48/src/com/mysql/jdbc/SequentialBalanceStrategy.java</text:p>
      <text:p text:style-name="Preformatted_20_Text">mysql-connector-java-5.1.48/src/com/mysql/jdbc/ServerAffinityStrategy.java</text:p>
      <text:p text:style-name="Preformatted_20_Text">mysql-connector-java-5.1.48/src/com/mysql/jdbc/ServerPreparedStatement.java</text:p>
      <text:p text:style-name="Preformatted_20_Text">mysql-connector-java-5.1.48/src/com/mysql/jdbc/SingleByteCharsetConverter.java</text:p>
      <text:p text:style-name="Preformatted_20_Text">mysql-connector-java-5.1.48/src/com/mysql/jdbc/SocketFactory.java</text:p>
      <text:p text:style-name="Preformatted_20_Text">mysql-connector-java-5.1.48/src/com/mysql/jdbc/SocketMetadata.java</text:p>
      <text:p text:style-name="Preformatted_20_Text">mysql-connector-java-5.1.48/src/com/mysql/jdbc/SocksProxySocketFactory.java</text:p>
      <text:p text:style-name="Preformatted_20_Text">mysql-connector-java-5.1.48/src/com/mysql/jdbc/StandardLoadBalanceExceptionChecker.java</text:p>
      <text:p text:style-name="Preformatted_20_Text"><text:soft-page-break/>mysql-connector-java-5.1.48/src/com/mysql/jdbc/StandardSocketFactory.java</text:p>
      <text:p text:style-name="Preformatted_20_Text">mysql-connector-java-5.1.48/src/com/mysql/jdbc/Statement.java</text:p>
      <text:p text:style-name="Preformatted_20_Text">mysql-connector-java-5.1.48/src/com/mysql/jdbc/StatementImpl.java</text:p>
      <text:p text:style-name="Preformatted_20_Text">mysql-connector-java-5.1.48/src/com/mysql/jdbc/StatementInterceptor.java</text:p>
      <text:p text:style-name="Preformatted_20_Text">mysql-connector-java-5.1.48/src/com/mysql/jdbc/StatementInterceptorV2.java</text:p>
      <text:p text:style-name="Preformatted_20_Text">mysql-connector-java-5.1.48/src/com/mysql/jdbc/StreamingNotifiable.java</text:p>
      <text:p text:style-name="Preformatted_20_Text">mysql-connector-java-5.1.48/src/com/mysql/jdbc/StringUtils.java</text:p>
      <text:p text:style-name="Preformatted_20_Text">mysql-connector-java-5.1.48/src/com/mysql/jdbc/TimeUtil.java</text:p>
      <text:p text:style-name="Preformatted_20_Text">mysql-connector-java-5.1.48/src/com/mysql/jdbc/TimeZoneMapping.properties</text:p>
      <text:p text:style-name="Preformatted_20_Text">mysql-connector-java-5.1.48/src/com/mysql/jdbc/UpdatableResultSet.java</text:p>
      <text:p text:style-name="Preformatted_20_Text">mysql-connector-java-5.1.48/src/com/mysql/jdbc/Util.java</text:p>
      <text:p text:style-name="Preformatted_20_Text">mysql-connector-java-5.1.48/src/com/mysql/jdbc/V1toV2StatementInterceptorAdapter.java</text:p>
      <text:p text:style-name="Preformatted_20_Text">mysql-connector-java-5.1.48/src/com/mysql/jdbc/WatchableOutputStream.java</text:p>
      <text:p text:style-name="Preformatted_20_Text">mysql-connector-java-5.1.48/src/com/mysql/jdbc/WatchableWriter.java</text:p>
      <text:p text:style-name="Preformatted_20_Text">mysql-connector-java-5.1.48/src/com/mysql/jdbc/Wrapper.java</text:p>
      <text:p text:style-name="Preformatted_20_Text">mysql-connector-java-5.1.48/src/com/mysql/jdbc/WriterWatcher.java</text:p>
      <text:p text:style-name="Preformatted_20_Text">mysql-connector-java-5.1.48/src/com/mysql/jdbc/authentication/CachingSha2PasswordPlugin.java</text:p>
      <text:p text:style-name="Preformatted_20_Text">mysql-connector-java-5.1.48/src/com/mysql/jdbc/authentication/MysqlClearPasswordPlugin.java</text:p>
      <text:p text:style-name="Preformatted_20_Text">mysql-connector-java-5.1.48/src/com/mysql/jdbc/authentication/MysqlNativePasswordPlugin.java</text:p>
      <text:p text:style-name="Preformatted_20_Text">mysql-connector-java-5.1.48/src/com/mysql/jdbc/authentication/MysqlOldPasswordPlugin.java</text:p>
      <text:p text:style-name="Preformatted_20_Text">mysql-connector-java-5.1.48/src/com/mysql/jdbc/authentication/Sha256PasswordPlugin.java</text:p>
      <text:p text:style-name="Preformatted_20_Text">mysql-connector-java-5.1.48/src/com/mysql/jdbc/configs/3-0-Compat.properties</text:p>
      <text:p text:style-name="Preformatted_20_Text">mysql-connector-java-5.1.48/src/com/mysql/jdbc/configs/5-0-Compat.properties</text:p>
      <text:p text:style-name="Preformatted_20_Text">mysql-connector-java-5.1.48/src/com/mysql/jdbc/configs/clusterBase.properties</text:p>
      <text:p text:style-name="Preformatted_20_Text">mysql-connector-java-5.1.48/src/com/mysql/jdbc/configs/coldFusion.properties</text:p>
      <text:p text:style-name="Preformatted_20_Text">mysql-connector-java-5.1.48/src/com/mysql/jdbc/configs/fullDebug.properties</text:p>
      <text:p text:style-name="Preformatted_20_Text">mysql-connector-java-5.1.48/src/com/mysql/jdbc/configs/maxPerformance.properties</text:p>
      <text:p text:style-name="Preformatted_20_Text">mysql-connector-java-5.1.48/src/com/mysql/jdbc/configs/solarisMaxPerformance.properties</text:p>
      <text:p text:style-name="Preformatted_20_Text">mysql-connector-java-5.1.48/src/com/mysql/jdbc/exceptions/DeadlockTimeoutRollbackMarker.java</text:p>
      <text:p text:style-name="Preformatted_20_Text">mysql-connector-java-5.1.48/src/com/mysql/jdbc/exceptions/MySQLDataException.java</text:p>
      <text:p text:style-name="Preformatted_20_Text">mysql-connector-java-5.1.48/src/com/mysql/jdbc/exceptions/MySQLIntegrityConstraintViolationException.java</text:p>
      <text:p text:style-name="Preformatted_20_Text">mysql-connector-java-5.1.48/src/com/mysql/jdbc/exceptions/MySQLInvalidAuthorizationSpecException.java</text:p>
      <text:p text:style-name="Preformatted_20_Text">mysql-connector-java-5.1.48/src/com/mysql/jdbc/exceptions/MySQLNonTransientConnectionException.java</text:p>
      <text:p text:style-name="Preformatted_20_Text">mysql-connector-java-5.1.48/src/com/mysql/jdbc/exceptions/MySQLNonTransientException.java</text:p>
      <text:p text:style-name="Preformatted_20_Text">mysql-connector-java-5.1.48/src/com/mysql/jdbc/exceptions/MySQLQueryInterruptedException.java</text:p>
      <text:p text:style-name="Preformatted_20_Text">mysql-connector-java-5.1.48/src/com/mysql/jdbc/exceptions/MySQLStatementCancelledException.java</text:p>
      <text:p text:style-name="Preformatted_20_Text">mysql-connector-java-5.1.48/src/com/mysql/jdbc/exceptions/MySQLSyntaxErrorException.java</text:p>
      <text:p text:style-name="Preformatted_20_Text">mysql-connector-java-5.1.48/src/com/mysql/jdbc/exceptions/MySQLTimeoutException.java</text:p>
      <text:p text:style-name="Preformatted_20_Text">mysql-connector-java-5.1.48/src/com/mysql/jdbc/exceptions/MySQLTransactionRollbackException.java</text:p>
      <text:p text:style-name="Preformatted_20_Text">mysql-connector-java-5.1.48/src/com/mysql/jdbc/exceptions/MySQLTransientConnectionException.java</text:p>
      <text:p text:style-name="Preformatted_20_Text">mysql-connector-java-5.1.48/src/com/mysql/jdbc/exceptions/MySQLTransientException.java</text:p>
      <text:p text:style-name="Preformatted_20_Text">mysql-connector-java-5.1.48/src/com/mysql/jdbc/exceptions/jdbc4/CommunicationsException.java</text:p>
      <text:p text:style-name="Preformatted_20_Text"><text:soft-page-break/>mysql-connector-java-5.1.48/src/com/mysql/jdbc/exceptions/jdbc4/MySQLDataException.java</text:p>
      <text:p text:style-name="Preformatted_20_Text">mysql-connector-java-5.1.48/src/com/mysql/jdbc/exceptions/jdbc4/MySQLIntegrityConstraintViolationException.java</text:p>
      <text:p text:style-name="Preformatted_20_Text">mysql-connector-java-5.1.48/src/com/mysql/jdbc/exceptions/jdbc4/MySQLInvalidAuthorizationSpecException.java</text:p>
      <text:p text:style-name="Preformatted_20_Text">mysql-connector-java-5.1.48/src/com/mysql/jdbc/exceptions/jdbc4/MySQLNonTransientConnectionException.java</text:p>
      <text:p text:style-name="Preformatted_20_Text">mysql-connector-java-5.1.48/src/com/mysql/jdbc/exceptions/jdbc4/MySQLNonTransientException.java</text:p>
      <text:p text:style-name="Preformatted_20_Text">mysql-connector-java-5.1.48/src/com/mysql/jdbc/exceptions/jdbc4/MySQLQueryInterruptedException.java</text:p>
      <text:p text:style-name="Preformatted_20_Text">mysql-connector-java-5.1.48/src/com/mysql/jdbc/exceptions/jdbc4/MySQLSyntaxErrorException.java</text:p>
      <text:p text:style-name="Preformatted_20_Text">mysql-connector-java-5.1.48/src/com/mysql/jdbc/exceptions/jdbc4/MySQLTimeoutException.java</text:p>
      <text:p text:style-name="Preformatted_20_Text">mysql-connector-java-5.1.48/src/com/mysql/jdbc/exceptions/jdbc4/MySQLTransactionRollbackException.java</text:p>
      <text:p text:style-name="Preformatted_20_Text">mysql-connector-java-5.1.48/src/com/mysql/jdbc/exceptions/jdbc4/MySQLTransientConnectionException.java</text:p>
      <text:p text:style-name="Preformatted_20_Text">mysql-connector-java-5.1.48/src/com/mysql/jdbc/exceptions/jdbc4/MySQLTransientException.java</text:p>
      <text:p text:style-name="Preformatted_20_Text">mysql-connector-java-5.1.48/src/com/mysql/jdbc/integration/c3p0/MysqlConnectionTester.java</text:p>
      <text:p text:style-name="Preformatted_20_Text">mysql-connector-java-5.1.48/src/com/mysql/jdbc/integration/jboss/ExtendedMysqlExceptionSorter.java</text:p>
      <text:p text:style-name="Preformatted_20_Text">mysql-connector-java-5.1.48/src/com/mysql/jdbc/integration/jboss/MysqlValidConnectionChecker.java</text:p>
      <text:p text:style-name="Preformatted_20_Text">mysql-connector-java-5.1.48/src/com/mysql/jdbc/interceptors/ResultSetScannerInterceptor.java</text:p>
      <text:p text:style-name="Preformatted_20_Text">mysql-connector-java-5.1.48/src/com/mysql/jdbc/interceptors/ServerStatusDiffInterceptor.java</text:p>
      <text:p text:style-name="Preformatted_20_Text">mysql-connector-java-5.1.48/src/com/mysql/jdbc/interceptors/SessionAssociationInterceptor.java</text:p>
      <text:p text:style-name="Preformatted_20_Text">mysql-connector-java-5.1.48/src/com/mysql/jdbc/jdbc2/optional/CallableStatementWrapper.java</text:p>
      <text:p text:style-name="Preformatted_20_Text">mysql-connector-java-5.1.48/src/com/mysql/jdbc/jdbc2/optional/ConnectionWrapper.java</text:p>
      <text:p text:style-name="Preformatted_20_Text">mysql-connector-java-5.1.48/src/com/mysql/jdbc/jdbc2/optional/JDBC42CallableStatementWrapper.java</text:p>
      <text:p text:style-name="Preformatted_20_Text">mysql-connector-java-5.1.48/src/com/mysql/jdbc/jdbc2/optional/JDBC42PreparedStatementWrapper.java</text:p>
      <text:p text:style-name="Preformatted_20_Text">mysql-connector-java-5.1.48/src/com/mysql/jdbc/jdbc2/optional/JDBC4CallableStatementWrapper.java</text:p>
      <text:p text:style-name="Preformatted_20_Text">mysql-connector-java-5.1.48/src/com/mysql/jdbc/jdbc2/optional/JDBC4ConnectionWrapper.java</text:p>
      <text:p text:style-name="Preformatted_20_Text">mysql-connector-java-5.1.48/src/com/mysql/jdbc/jdbc2/optional/JDBC4MysqlPooledConnection.java</text:p>
      <text:p text:style-name="Preformatted_20_Text">mysql-connector-java-5.1.48/src/com/mysql/jdbc/jdbc2/optional/JDBC4MysqlXAConnection.java</text:p>
      <text:p text:style-name="Preformatted_20_Text">mysql-connector-java-5.1.48/src/com/mysql/jdbc/jdbc2/optional/JDBC4PreparedStatementWrapper.java</text:p>
      <text:p text:style-name="Preformatted_20_Text">mysql-connector-java-5.1.48/src/com/mysql/jdbc/jdbc2/optional/JDBC4StatementWrapper.java</text:p>
      <text:p text:style-name="Preformatted_20_Text">mysql-connector-java-5.1.48/src/com/mysql/jdbc/jdbc2/optional/JDBC4SuspendableXAConnection.java</text:p>
      <text:p text:style-name="Preformatted_20_Text">mysql-connector-java-5.1.48/src/com/mysql/jdbc/jdbc2/optional/MysqlConnectionPoolDataSource.java</text:p>
      <text:p text:style-name="Preformatted_20_Text">mysql-connector-java-5.1.48/src/com/mysql/jdbc/jdbc2/optional/MysqlDataSource.java</text:p>
      <text:p text:style-name="Preformatted_20_Text">mysql-connector-java-5.1.48/src/com/mysql/jdbc/jdbc2/optional/MysqlDataSourceFactory.java</text:p>
      <text:p text:style-name="Preformatted_20_Text">mysql-connector-java-5.1.48/src/com/mysql/jdbc/jdbc2/optional/MysqlPooledConnection.java</text:p>
      <text:p text:style-name="Preformatted_20_Text"><text:soft-page-break/>mysql-connector-java-5.1.48/src/com/mysql/jdbc/jdbc2/optional/MysqlXAConnection.java</text:p>
      <text:p text:style-name="Preformatted_20_Text">mysql-connector-java-5.1.48/src/com/mysql/jdbc/jdbc2/optional/MysqlXADataSource.java</text:p>
      <text:p text:style-name="Preformatted_20_Text">mysql-connector-java-5.1.48/src/com/mysql/jdbc/jdbc2/optional/MysqlXAException.java</text:p>
      <text:p text:style-name="Preformatted_20_Text">mysql-connector-java-5.1.48/src/com/mysql/jdbc/jdbc2/optional/MysqlXid.java</text:p>
      <text:p text:style-name="Preformatted_20_Text">mysql-connector-java-5.1.48/src/com/mysql/jdbc/jdbc2/optional/PreparedStatementWrapper.java</text:p>
      <text:p text:style-name="Preformatted_20_Text">mysql-connector-java-5.1.48/src/com/mysql/jdbc/jdbc2/optional/StatementWrapper.java</text:p>
      <text:p text:style-name="Preformatted_20_Text">mysql-connector-java-5.1.48/src/com/mysql/jdbc/jdbc2/optional/SuspendableXAConnection.java</text:p>
      <text:p text:style-name="Preformatted_20_Text">mysql-connector-java-5.1.48/src/com/mysql/jdbc/jdbc2/optional/WrapperBase.java</text:p>
      <text:p text:style-name="Preformatted_20_Text">mysql-connector-java-5.1.48/src/com/mysql/jdbc/jmx/LoadBalanceConnectionGroupManager.java</text:p>
      <text:p text:style-name="Preformatted_20_Text">mysql-connector-java-5.1.48/src/com/mysql/jdbc/jmx/LoadBalanceConnectionGroupManagerMBean.java</text:p>
      <text:p text:style-name="Preformatted_20_Text">mysql-connector-java-5.1.48/src/com/mysql/jdbc/jmx/ReplicationGroupManager.java</text:p>
      <text:p text:style-name="Preformatted_20_Text">mysql-connector-java-5.1.48/src/com/mysql/jdbc/jmx/ReplicationGroupManagerMBean.java</text:p>
      <text:p text:style-name="Preformatted_20_Text">mysql-connector-java-5.1.48/src/com/mysql/jdbc/log/Jdk14Logger.java</text:p>
      <text:p text:style-name="Preformatted_20_Text">mysql-connector-java-5.1.48/src/com/mysql/jdbc/log/Log.java</text:p>
      <text:p text:style-name="Preformatted_20_Text">mysql-connector-java-5.1.48/src/com/mysql/jdbc/log/LogFactory.java</text:p>
      <text:p text:style-name="Preformatted_20_Text">mysql-connector-java-5.1.48/src/com/mysql/jdbc/log/LogUtils.java</text:p>
      <text:p text:style-name="Preformatted_20_Text">mysql-connector-java-5.1.48/src/com/mysql/jdbc/log/NullLogger.java</text:p>
      <text:p text:style-name="Preformatted_20_Text">mysql-connector-java-5.1.48/src/com/mysql/jdbc/log/Slf4JLogger.java</text:p>
      <text:p text:style-name="Preformatted_20_Text">mysql-connector-java-5.1.48/src/com/mysql/jdbc/log/StandardLogger.java</text:p>
      <text:p text:style-name="Preformatted_20_Text">mysql-connector-java-5.1.48/src/com/mysql/jdbc/profiler/LoggingProfilerEventHandler.java</text:p>
      <text:p text:style-name="Preformatted_20_Text">mysql-connector-java-5.1.48/src/com/mysql/jdbc/profiler/ProfilerEvent.java</text:p>
      <text:p text:style-name="Preformatted_20_Text">mysql-connector-java-5.1.48/src/com/mysql/jdbc/profiler/ProfilerEventHandler.java</text:p>
      <text:p text:style-name="Preformatted_20_Text">mysql-connector-java-5.1.48/src/com/mysql/jdbc/util/Base64Decoder.java</text:p>
      <text:p text:style-name="Preformatted_20_Text">mysql-connector-java-5.1.48/src/com/mysql/jdbc/util/BaseBugReport.java</text:p>
      <text:p text:style-name="Preformatted_20_Text">mysql-connector-java-5.1.48/src/com/mysql/jdbc/util/ErrorMappingsDocGenerator.java</text:p>
      <text:p text:style-name="Preformatted_20_Text">mysql-connector-java-5.1.48/src/com/mysql/jdbc/util/LRUCache.java</text:p>
      <text:p text:style-name="Preformatted_20_Text">mysql-connector-java-5.1.48/src/com/mysql/jdbc/util/PropertiesDocGenerator.java</text:p>
      <text:p text:style-name="Preformatted_20_Text">mysql-connector-java-5.1.48/src/com/mysql/jdbc/util/ReadAheadInputStream.java</text:p>
      <text:p text:style-name="Preformatted_20_Text">mysql-connector-java-5.1.48/src/com/mysql/jdbc/util/ResultSetUtil.java</text:p>
      <text:p text:style-name="Preformatted_20_Text">mysql-connector-java-5.1.48/src/com/mysql/jdbc/util/ServerController.java</text:p>
      <text:p text:style-name="Preformatted_20_Text">mysql-connector-java-5.1.48/src/com/mysql/jdbc/util/TimezoneDump.java</text:p>
      <text:p text:style-name="Preformatted_20_Text">mysql-connector-java-5.1.48/src/com/mysql/jdbc/util/VersionFSHierarchyMaker.java</text:p>
      <text:p text:style-name="Preformatted_20_Text">mysql-connector-java-5.1.48/src/demo/fabric/Client1_Fabric.java</text:p>
      <text:p text:style-name="Preformatted_20_Text">mysql-connector-java-5.1.48/src/demo/fabric/Employee.java</text:p>
      <text:p text:style-name="Preformatted_20_Text">mysql-connector-java-5.1.48/src/demo/fabric/EmployeesDataSource.java</text:p>
      <text:p text:style-name="Preformatted_20_Text">mysql-connector-java-5.1.48/src/demo/fabric/EmployeesJdbc.java</text:p>
      <text:p text:style-name="Preformatted_20_Text">mysql-connector-java-5.1.48/src/demo/fabric/HibernateFabric.java</text:p>
      <text:p text:style-name="Preformatted_20_Text">mysql-connector-java-5.1.48/src/demo/fabric/resources/com/mysql/fabric/demo/employee.hbm.xml</text:p>
      <text:p text:style-name="Preformatted_20_Text">mysql-connector-java-5.1.48/src/doc/sources/pom.xml</text:p>
      <text:p text:style-name="Preformatted_20_Text">mysql-connector-java-5.1.48/src/lib/c3p0-0.9.1-pre6.jar</text:p>
      <text:p text:style-name="Preformatted_20_Text">mysql-connector-java-5.1.48/src/lib/c3p0-0.9.1-pre6.src.zip</text:p>
      <text:p text:style-name="Preformatted_20_Text">mysql-connector-java-5.1.48/src/lib/jboss-common-jdbc-wrapper-src.jar</text:p>
      <text:p text:style-name="Preformatted_20_Text">mysql-connector-java-5.1.48/src/lib/jboss-common-jdbc-wrapper.jar</text:p>
      <text:p text:style-name="Preformatted_20_Text">mysql-connector-java-5.1.48/src/lib/slf4j-api-1.6.1.jar</text:p>
      <text:p text:style-name="Preformatted_20_Text">mysql-connector-java-5.1.48/src/org/gjt/mm/mysql/Driver.java</text:p>
      <text:p text:style-name="Preformatted_20_Text">mysql-connector-java-5.1.48/src/testsuite/BaseStatementInterceptor.java</text:p>
      <text:p text:style-name="Preformatted_20_Text">mysql-connector-java-5.1.48/src/testsuite/BaseTestCase.java</text:p>
      <text:p text:style-name="Preformatted_20_Text">mysql-connector-java-5.1.48/src/testsuite/BufferingLogger.java</text:p>
      <text:p text:style-name="Preformatted_20_Text">mysql-connector-java-5.1.48/src/testsuite/UnreliableSocketFactory.java</text:p>
      <text:p text:style-name="Preformatted_20_Text">mysql-connector-java-5.1.48/src/testsuite/fabric/BaseFabricTestCase.java</text:p>
      <text:p text:style-name="Preformatted_20_Text">mysql-connector-java-5.1.48/src/testsuite/fabric/SetupFabricTestsuite.java</text:p>
      <text:p text:style-name="Preformatted_20_Text"><text:soft-page-break/>mysql-connector-java-5.1.48/src/testsuite/fabric/TestAdminCommands.java</text:p>
      <text:p text:style-name="Preformatted_20_Text">mysql-connector-java-5.1.48/src/testsuite/fabric/TestDumpCommands.java</text:p>
      <text:p text:style-name="Preformatted_20_Text">mysql-connector-java-5.1.48/src/testsuite/fabric/TestResultSetParser.java</text:p>
      <text:p text:style-name="Preformatted_20_Text">mysql-connector-java-5.1.48/src/testsuite/fabric/TestShardMapping.java</text:p>
      <text:p text:style-name="Preformatted_20_Text">mysql-connector-java-5.1.48/src/testsuite/fabric/TestXmlRpcCore.java</text:p>
      <text:p text:style-name="Preformatted_20_Text">mysql-connector-java-5.1.48/src/testsuite/fabric/jdbc/TestBasicConnection.java</text:p>
      <text:p text:style-name="Preformatted_20_Text">mysql-connector-java-5.1.48/src/testsuite/fabric/jdbc/TestFabricMySQLConnectionSharding.java</text:p>
      <text:p text:style-name="Preformatted_20_Text">mysql-connector-java-5.1.48/src/testsuite/fabric/jdbc/TestHABasics.java</text:p>
      <text:p text:style-name="Preformatted_20_Text">mysql-connector-java-5.1.48/src/testsuite/fabric/jdbc/TestHashSharding.java</text:p>
      <text:p text:style-name="Preformatted_20_Text">mysql-connector-java-5.1.48/src/testsuite/fabric/jdbc/TestRegressions.java</text:p>
      <text:p text:style-name="Preformatted_20_Text">mysql-connector-java-5.1.48/src/testsuite/perf/BasePerfTest.java</text:p>
      <text:p text:style-name="Preformatted_20_Text">mysql-connector-java-5.1.48/src/testsuite/perf/LoadStorePerfTest.java</text:p>
      <text:p text:style-name="Preformatted_20_Text">mysql-connector-java-5.1.48/src/testsuite/perf/RetrievalPerfTest.java</text:p>
      <text:p text:style-name="Preformatted_20_Text">mysql-connector-java-5.1.48/src/testsuite/regression/BlobRegressionTest.java</text:p>
      <text:p text:style-name="Preformatted_20_Text">mysql-connector-java-5.1.48/src/testsuite/regression/CachedRowsetTest.java</text:p>
      <text:p text:style-name="Preformatted_20_Text">mysql-connector-java-5.1.48/src/testsuite/regression/CallableStatementRegressionTest.java</text:p>
      <text:p text:style-name="Preformatted_20_Text">mysql-connector-java-5.1.48/src/testsuite/regression/CharsetRegressionTest.java</text:p>
      <text:p text:style-name="Preformatted_20_Text">mysql-connector-java-5.1.48/src/testsuite/regression/ConnectionRegressionTest.java</text:p>
      <text:p text:style-name="Preformatted_20_Text">mysql-connector-java-5.1.48/src/testsuite/regression/DataSourceRegressionTest.java</text:p>
      <text:p text:style-name="Preformatted_20_Text">mysql-connector-java-5.1.48/src/testsuite/regression/EscapeProcessorRegressionTest.java</text:p>
      <text:p text:style-name="Preformatted_20_Text">mysql-connector-java-5.1.48/src/testsuite/regression/MetaDataRegressionTest.java</text:p>
      <text:p text:style-name="Preformatted_20_Text">mysql-connector-java-5.1.48/src/testsuite/regression/MicroPerformanceRegressionTest.java</text:p>
      <text:p text:style-name="Preformatted_20_Text">mysql-connector-java-5.1.48/src/testsuite/regression/NumbersRegressionTest.java</text:p>
      <text:p text:style-name="Preformatted_20_Text">mysql-connector-java-5.1.48/src/testsuite/regression/PooledConnectionRegressionTest.java</text:p>
      <text:p text:style-name="Preformatted_20_Text">mysql-connector-java-5.1.48/src/testsuite/regression/ResultSetRegressionTest.java</text:p>
      <text:p text:style-name="Preformatted_20_Text">mysql-connector-java-5.1.48/src/testsuite/regression/StatementRegressionTest.java</text:p>
      <text:p text:style-name="Preformatted_20_Text">mysql-connector-java-5.1.48/src/testsuite/regression/StressRegressionTest.java</text:p>
      <text:p text:style-name="Preformatted_20_Text">mysql-connector-java-5.1.48/src/testsuite/regression/StringRegressionTest.java</text:p>
      <text:p text:style-name="Preformatted_20_Text">mysql-connector-java-5.1.48/src/testsuite/regression/SubqueriesRegressionTest.java</text:p>
      <text:p text:style-name="Preformatted_20_Text">mysql-connector-java-5.1.48/src/testsuite/regression/SyntaxRegressionTest.java</text:p>
      <text:p text:style-name="Preformatted_20_Text">mysql-connector-java-5.1.48/src/testsuite/regression/UtilsRegressionTest.java</text:p>
      <text:p text:style-name="Preformatted_20_Text">mysql-connector-java-5.1.48/src/testsuite/regression/jdbc4/ConnectionRegressionTest.java</text:p>
      <text:p text:style-name="Preformatted_20_Text">mysql-connector-java-5.1.48/src/testsuite/regression/jdbc4/ExceptionSubclassesTest.java</text:p>
      <text:p text:style-name="Preformatted_20_Text">mysql-connector-java-5.1.48/src/testsuite/regression/jdbc4/MetaDataRegressionTest.java</text:p>
      <text:p text:style-name="Preformatted_20_Text">mysql-connector-java-5.1.48/src/testsuite/regression/jdbc4/StatementRegressionTest.java</text:p>
      <text:p text:style-name="Preformatted_20_Text">mysql-connector-java-5.1.48/src/testsuite/regression/jdbc42/ConnectionRegressionTest.java</text:p>
      <text:p text:style-name="Preformatted_20_Text">mysql-connector-java-5.1.48/src/testsuite/regression/jdbc42/ResultSetRegressionTest.java</text:p>
      <text:p text:style-name="Preformatted_20_Text">mysql-connector-java-5.1.48/src/testsuite/regression/jdbc42/StatementRegressionTest.java</text:p>
      <text:p text:style-name="Preformatted_20_Text">mysql-connector-java-5.1.48/src/testsuite/simple/BlobTest.java</text:p>
      <text:p text:style-name="Preformatted_20_Text">mysql-connector-java-5.1.48/src/testsuite/simple/CallableStatementTest.java</text:p>
      <text:p text:style-name="Preformatted_20_Text">mysql-connector-java-5.1.48/src/testsuite/simple/CharsetTest.java</text:p>
      <text:p text:style-name="Preformatted_20_Text">mysql-connector-java-5.1.48/src/testsuite/simple/ConnectionTest.java</text:p>
      <text:p text:style-name="Preformatted_20_Text">mysql-connector-java-5.1.48/src/testsuite/simple/DataSourceTest.java</text:p>
      <text:p text:style-name="Preformatted_20_Text">mysql-connector-java-5.1.48/src/testsuite/simple/DateTest.java</text:p>
      <text:p text:style-name="Preformatted_20_Text">mysql-connector-java-5.1.48/src/testsuite/simple/EscapeProcessingTest.java</text:p>
      <text:p text:style-name="Preformatted_20_Text">mysql-connector-java-5.1.48/src/testsuite/simple/MetadataTest.java</text:p>
      <text:p text:style-name="Preformatted_20_Text">mysql-connector-java-5.1.48/src/testsuite/simple/MiniAdminTest.java</text:p>
      <text:p text:style-name="Preformatted_20_Text"><text:soft-page-break/>mysql-connector-java-5.1.48/src/testsuite/simple/MultiHostConnectionTest.java</text:p>
      <text:p text:style-name="Preformatted_20_Text">mysql-connector-java-5.1.48/src/testsuite/simple/NumbersTest.java</text:p>
      <text:p text:style-name="Preformatted_20_Text">mysql-connector-java-5.1.48/src/testsuite/simple/ReadOnlyCallableStatementTest.java</text:p>
      <text:p text:style-name="Preformatted_20_Text">mysql-connector-java-5.1.48/src/testsuite/simple/ResultSetTest.java</text:p>
      <text:p text:style-name="Preformatted_20_Text">mysql-connector-java-5.1.48/src/testsuite/simple/SSLTest.java</text:p>
      <text:p text:style-name="Preformatted_20_Text">mysql-connector-java-5.1.48/src/testsuite/simple/ServerControllerTest.java</text:p>
      <text:p text:style-name="Preformatted_20_Text">mysql-connector-java-5.1.48/src/testsuite/simple/SimpleTransformer.java</text:p>
      <text:p text:style-name="Preformatted_20_Text">mysql-connector-java-5.1.48/src/testsuite/simple/SplitDBdotNameTest.java</text:p>
      <text:p text:style-name="Preformatted_20_Text">mysql-connector-java-5.1.48/src/testsuite/simple/StatementsTest.java</text:p>
      <text:p text:style-name="Preformatted_20_Text">mysql-connector-java-5.1.48/src/testsuite/simple/StringUtilsTest.java</text:p>
      <text:p text:style-name="Preformatted_20_Text">mysql-connector-java-5.1.48/src/testsuite/simple/TestBug57662Logger.java</text:p>
      <text:p text:style-name="Preformatted_20_Text">mysql-connector-java-5.1.48/src/testsuite/simple/TestLifecycleInterceptor.java</text:p>
      <text:p text:style-name="Preformatted_20_Text">mysql-connector-java-5.1.48/src/testsuite/simple/TransactionTest.java</text:p>
      <text:p text:style-name="Preformatted_20_Text">mysql-connector-java-5.1.48/src/testsuite/simple/TraversalTest.java</text:p>
      <text:p text:style-name="Preformatted_20_Text">mysql-connector-java-5.1.48/src/testsuite/simple/UpdatabilityTest.java</text:p>
      <text:p text:style-name="Preformatted_20_Text">mysql-connector-java-5.1.48/src/testsuite/simple/UtilsTest.java</text:p>
      <text:p text:style-name="Preformatted_20_Text">mysql-connector-java-5.1.48/src/testsuite/simple/XATest.java</text:p>
      <text:p text:style-name="Preformatted_20_Text">mysql-connector-java-5.1.48/src/testsuite/simple/jdbc4/StatementsTest.java</text:p>
      <text:p text:style-name="Preformatted_20_Text">mysql-connector-java-5.1.48/src/testsuite/simple/jdbc42/ConnectionTest.java</text:p>
      <text:p text:style-name="Preformatted_20_Text">mysql-connector-java-5.1.48/src/testsuite/simple/jdbc42/ResultSetTest.java</text:p>
      <text:p text:style-name="Preformatted_20_Text">mysql-connector-java-5.1.48/src/testsuite/simple/jdbc42/StatementsTest.java</text:p>
      <text:p text:style-name="Preformatted_20_Text">mysql-connector-java-5.1.48/src/testsuite/simple/tb2-data.txt.gz</text:p>
      <text:p text:style-name="Preformatted_20_Text">mysql-connector-java-5.1.48/src/testsuite/ssl-test-certs/ca-cert.pem</text:p>
      <text:p text:style-name="Preformatted_20_Text">mysql-connector-java-5.1.48/src/testsuite/ssl-test-certs/ca-key.pem</text:p>
      <text:p text:style-name="Preformatted_20_Text">mysql-connector-java-5.1.48/src/testsuite/ssl-test-certs/ca-truststore</text:p>
      <text:p text:style-name="Preformatted_20_Text">mysql-connector-java-5.1.48/src/testsuite/ssl-test-certs/certs_howto.txt</text:p>
      <text:p text:style-name="Preformatted_20_Text">mysql-connector-java-5.1.48/src/testsuite/ssl-test-certs/client-cert.pem</text:p>
      <text:p text:style-name="Preformatted_20_Text">mysql-connector-java-5.1.48/src/testsuite/ssl-test-certs/client-key.pem</text:p>
      <text:p text:style-name="Preformatted_20_Text">mysql-connector-java-5.1.48/src/testsuite/ssl-test-certs/client-keystore</text:p>
      <text:p text:style-name="Preformatted_20_Text">mysql-connector-java-5.1.48/src/testsuite/ssl-test-certs/mykey.pem</text:p>
      <text:p text:style-name="Preformatted_20_Text">mysql-connector-java-5.1.48/src/testsuite/ssl-test-certs/mykey.pub</text:p>
      <text:p text:style-name="Preformatted_20_Text">mysql-connector-java-5.1.48/src/testsuite/ssl-test-certs/server-cert.pem</text:p>
      <text:p text:style-name="Preformatted_20_Text">mysql-connector-java-5.1.48/src/testsuite/ssl-test-certs/server-key.pem</text:p>
      <text:p text:style-name="Preformatted_20_Text"><text:span text:style-name="T1">vagrant@ubuntu-xenial</text:span>:<text:span text:style-name="T2">~/software/my-sql</text:span>$ ls</text:p>
      <text:p text:style-name="Preformatted_20_Text"><text:span text:style-name="T2">mysql-connector-java-5.1.48</text:span> <text:s/><text:span text:style-name="T3">mysql-connector-java-5.1.48.tar.gz</text:span></text:p>
      <text:p text:style-name="Preformatted_20_Text"><text:span text:style-name="T1">vagrant@ubuntu-xenial</text:span>:<text:span text:style-name="T2">~/software/my-sql</text:span>$ cd mysql-connector-java-5.1.48</text:p>
      <text:p text:style-name="Preformatted_20_Text"><text:span text:style-name="T1">vagrant@ubuntu-xenial</text:span>:<text:span text:style-name="T2">~/software/my-sql/mysql-connector-java-5.1.48</text:span>$ ls</text:p>
      <text:p text:style-name="Preformatted_20_Text">build.xml <text:s/><text:span text:style-name="T3">mysql-connector-java-5.1.48-bin.jar</text:span> <text:s/>README.txt</text:p>
      <text:p text:style-name="Preformatted_20_Text">CHANGES <text:s text:c="3"/><text:span text:style-name="T3">mysql-connector-java-5.1.48.jar</text:span> <text:s text:c="5"/><text:span text:style-name="T2">src</text:span></text:p>
      <text:p text:style-name="Preformatted_20_Text">COPYING <text:s text:c="3"/>README</text:p>
      <text:p text:style-name="Preformatted_20_Text"><text:span text:style-name="T1">vagrant@ubuntu-xenial</text:span>:<text:span text:style-name="T2">~/software/my-sql/mysql-connector-java-5.1.48</text:span>$ vagrant@ubuntu-xenial:~/software/my-sql/mysql-connector-java-5.1.48$ cp mysql-connector-java-5.1.48-bin.jar /opt/atlassian/jira/lib</text:p>
      <text:p text:style-name="Preformatted_20_Text">-bash: vagrant@ubuntu-xenial:~/software/my-sql/mysql-connector-java-5.1.48$: No such file or directory</text:p>
      <text:p text:style-name="Preformatted_20_Text"><text:span text:style-name="T1">vagrant@ubuntu-xenial</text:span>:<text:span text:style-name="T2">~/software/my-sql/mysql-connector-java-5.1.48</text:span>$ sudo cp mysql-connector-java-5.1.48-bin.jar /opt/atlassian/jira/lib/</text:p>
      <text:p text:style-name="Preformatted_20_Text"><text:span text:style-name="T1">vagrant@ubuntu-xenial</text:span>:<text:span text:style-name="T2">~/software/my-sql/mysql-connector-java-5.1.48</text:span>$ cd</text:p>
      <text:p text:style-name="Preformatted_20_Text"><text:span text:style-name="T1">vagrant@ubuntu-xenial</text:span>:<text:span text:style-name="T2">~</text:span>$ cd opt</text:p>
      <text:p text:style-name="Preformatted_20_Text">-bash: cd: opt: No such file or directory</text:p>
      <text:p text:style-name="Preformatted_20_Text"><text:span text:style-name="T1">vagrant@ubuntu-xenial</text:span>:<text:span text:style-name="T2">~</text:span>$ cd /opt</text:p>
      <text:p text:style-name="Preformatted_20_Text"><text:span text:style-name="T1">vagrant@ubuntu-xenial</text:span>:<text:span text:style-name="T2">/opt</text:span>$ ls</text:p>
      <text:p text:style-name="P3">atlassian</text:p>
      <text:p text:style-name="Preformatted_20_Text"><text:span text:style-name="T1">vagrant@ubuntu-xenial</text:span>:<text:span text:style-name="T2">/opt</text:span>$ cd atlassian</text:p>
      <text:p text:style-name="Preformatted_20_Text"><text:span text:style-name="T1">vagrant@ubuntu-xenial</text:span>:<text:span text:style-name="T2">/opt/atlassian</text:span>$ ls</text:p>
      <text:p text:style-name="P3">jira</text:p>
      <text:p text:style-name="Preformatted_20_Text"><text:span text:style-name="T1">vagrant@ubuntu-xenial</text:span>:<text:span text:style-name="T2">/opt/atlassian</text:span>$ cd jira</text:p>
      <text:p text:style-name="Preformatted_20_Text"><text:span text:style-name="T1">vagrant@ubuntu-xenial</text:span>:<text:span text:style-name="T2">/opt/atlassian/jira</text:span>$ ls</text:p>
      <text:p text:style-name="Preformatted_20_Text"><text:span text:style-name="T2">atlassian-jira</text:span> <text:s/>BUILDING.txt <text:s/>CONTRIBUTING.md <text:s/>install.reg <text:s/><text:span text:style-name="T2">lib</text:span> <text:s text:c="6"/><text:span text:style-name="T2">logs</text:span> <text:s text:c="3"/>README.html <text:s/>README.txt <text:s/><text:span text:style-name="T2">tomcat-docs</text:span> <text:s/><text:span text:style-name="T2">webapps</text:span></text:p>
      <text:p text:style-name="Preformatted_20_Text"><text:span text:style-name="T2">bin</text:span> <text:s text:c="12"/><text:span text:style-name="T2">conf</text:span> <text:s text:c="9"/><text:span text:style-name="T2">external-source</text:span> <text:s/><text:span text:style-name="T2">jre</text:span> <text:s text:c="9"/><text:span text:style-name="T2">licenses</text:span> <text:s/>NOTICE <text:s/>README.md <text:s text:c="3"/><text:span text:style-name="T2">temp</text:span> <text:s text:c="7"/><text:span text:style-name="T1">uninstall</text:span> <text:s text:c="3"/><text:span text:style-name="T2">work</text:span></text:p>
      <text:p text:style-name="Preformatted_20_Text"><text:span text:style-name="T1">vagrant@ubuntu-xenial</text:span>:<text:span text:style-name="T2">/opt/atlassian/jira</text:span>$ cd lib</text:p>
      <text:p text:style-name="Preformatted_20_Text"><text:soft-page-break/><text:span text:style-name="T1">vagrant@ubuntu-xenial</text:span>:<text:span text:style-name="T2">/opt/atlassian/jira/lib</text:span>$ ls</text:p>
      <text:p text:style-name="Preformatted_20_Text"><text:span text:style-name="T3">annotations-api.jar</text:span> <text:s text:c="8"/><text:span text:style-name="T3">jasper.jar</text:span> <text:s text:c="19"/><text:span text:style-name="T3">mysql-connector-java-5.1.48-bin.jar</text:span> <text:s/><text:span text:style-name="T3">tomcat-i18n-ja.jar</text:span></text:p>
      <text:p text:style-name="Preformatted_20_Text"><text:span text:style-name="T3">carol-1.5.2.jar</text:span> <text:s text:c="12"/><text:span text:style-name="T3">jaspic-api.jar</text:span> <text:s text:c="15"/><text:span text:style-name="T3">objectweb-datasource-1.4.3.jar</text:span> <text:s text:c="6"/><text:span text:style-name="T3">tomcat-i18n-ru.jar</text:span></text:p>
      <text:p text:style-name="Preformatted_20_Text"><text:span text:style-name="T3">carol-properties-1.5.2.jar</text:span> <text:s/><text:span text:style-name="T3">jcl-over-slf4j-1.7.25.jar</text:span> <text:s text:c="4"/><text:span text:style-name="T3">ots-jts-1.0.jar</text:span> <text:s text:c="21"/><text:span text:style-name="T3">tomcat-jdbc.jar</text:span></text:p>
      <text:p text:style-name="Preformatted_20_Text"><text:span text:style-name="T3">catalina-ant.jar</text:span> <text:s text:c="11"/><text:span text:style-name="T3">jonas_timer-1.4.3.jar</text:span> <text:s text:c="8"/><text:span text:style-name="T3">postgresql-42.2.6.jar</text:span> <text:s text:c="15"/><text:span text:style-name="T3">tomcat-jni.jar</text:span></text:p>
      <text:p text:style-name="Preformatted_20_Text"><text:span text:style-name="T3">catalina-ha.jar</text:span> <text:s text:c="12"/><text:span text:style-name="T3">jotm-1.4.3.jar</text:span> <text:s text:c="15"/><text:span text:style-name="T3">servlet-api.jar</text:span> <text:s text:c="21"/><text:span text:style-name="T3">tomcat-util.jar</text:span></text:p>
      <text:p text:style-name="Preformatted_20_Text"><text:span text:style-name="T3">catalina.jar</text:span> <text:s text:c="15"/><text:span text:style-name="T3">jotm-iiop_stubs-1.4.3.jar</text:span> <text:s text:c="4"/><text:span text:style-name="T3">slf4j-api-1.7.25.jar</text:span> <text:s text:c="16"/><text:span text:style-name="T3">tomcat-util-scan.jar</text:span></text:p>
      <text:p text:style-name="Preformatted_20_Text"><text:span text:style-name="T3">catalina-storeconfig.jar</text:span> <text:s text:c="3"/><text:span text:style-name="T3">jotm-jrmp_stubs-1.4.3.jar</text:span> <text:s text:c="4"/><text:span text:style-name="T3">slf4j-log4j12-1.7.25.jar</text:span> <text:s text:c="12"/><text:span text:style-name="T3">tomcat-websocket.jar</text:span></text:p>
      <text:p text:style-name="Preformatted_20_Text"><text:span text:style-name="T3">catalina-tribes.jar</text:span> <text:s text:c="8"/><text:span text:style-name="T3">jsp-api.jar</text:span> <text:s text:c="18"/><text:span text:style-name="T3">tomcat-api.jar</text:span> <text:s text:c="22"/><text:span text:style-name="T3">websocket-api.jar</text:span></text:p>
      <text:p text:style-name="Preformatted_20_Text"><text:span text:style-name="T3">ecj-4.6.3.jar</text:span> <text:s text:c="14"/><text:span text:style-name="T3">jta-1.0.1B.jar</text:span> <text:s text:c="15"/><text:span text:style-name="T3">tomcat-coyote.jar</text:span> <text:s text:c="19"/><text:span text:style-name="T3">xapool-1.3.1.jar</text:span></text:p>
      <text:p text:style-name="Preformatted_20_Text"><text:span text:style-name="T3">el-api.jar</text:span> <text:s text:c="17"/><text:span text:style-name="T3">jul-to-slf4j-1.7.25.jar</text:span> <text:s text:c="6"/><text:span text:style-name="T3">tomcat-dbcp.jar</text:span></text:p>
      <text:p text:style-name="Preformatted_20_Text"><text:span text:style-name="T3">hsqldb-1.8.0.5.jar</text:span> <text:s text:c="9"/><text:span text:style-name="T3">log4j-1.2.17-atlassian-2.jar</text:span> <text:s/><text:span text:style-name="T3">tomcat-i18n-es.jar</text:span></text:p>
      <text:p text:style-name="Preformatted_20_Text"><text:span text:style-name="T3">jasper-el.jar</text:span> <text:s text:c="14"/><text:span text:style-name="T3">mssql-jdbc-7.2.1.jre8.jar</text:span> <text:s text:c="4"/><text:span text:style-name="T3">tomcat-i18n-fr.jar</text:span></text:p>
      <text:p text:style-name="P7"><text:span text:style-name="T1">vagrant@ubuntu-xenial</text:span>:<text:span text:style-name="T2">/opt/atlassian/jira/lib</text:span>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31:50.528549486</meta:creation-date>
    <dc:date>2019-11-03T17:44:54.926130574</dc:date>
    <meta:editing-duration>PT1H2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5" meta:paragraph-count="717" meta:word-count="1778" meta:character-count="47175" meta:non-whitespace-character-count="45446"/>
  </office:meta>
</office:document-meta>
</file>